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161.29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37.3pt"/>
    </style:style>
    <style:style style:name="co13" style:family="table-column">
      <style:table-column-properties fo:break-before="auto" style:column-width="22.59pt"/>
    </style:style>
    <style:style style:name="co14" style:family="table-column">
      <style:table-column-properties fo:break-before="auto" style:column-width="25.71pt"/>
    </style:style>
    <style:style style:name="co15" style:family="table-column">
      <style:table-column-properties fo:break-before="auto" style:column-width="34.95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58.11pt"/>
    </style:style>
    <style:style style:name="co19" style:family="table-column">
      <style:table-column-properties fo:break-before="auto" style:column-width="72.5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ffff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00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 style:data-style-name="N2">
      <style:table-cell-properties fo:background-color="#ffff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m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ce2"/>
        <table:table-row table:style-name="ro1">
          <table:table-cell table:style-name="ce2" office:value-type="string" calcext:value-type="string">
            <text:p>Number of flow records</text:p>
          </table:table-cell>
          <table:table-cell table:style-name="ce5" table:formula="of:=COUNTA([.B13:.B300])" office:value-type="float" office:value="10" calcext:value-type="float">
            <text:p>10.00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duration</text:p>
          </table:table-cell>
          <table:table-cell table:style-name="ce5" table:formula="of:=AVERAGE([.C13:.C300])" office:value-type="float" office:value="105.0153" calcext:value-type="float">
            <text:p>105.02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packet count</text:p>
          </table:table-cell>
          <table:table-cell table:style-name="ce5" table:formula="of:=AVERAGE([.R13:.R300])" office:value-type="float" office:value="126.4" calcext:value-type="float">
            <text:p>126.40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bytes</text:p>
          </table:table-cell>
          <table:table-cell table:style-name="ce5" table:formula="of:=AVERAGE([.S13:.S300])" office:value-type="float" office:value="100599.3" calcext:value-type="float">
            <text:p>100599.30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traffic rate</text:p>
          </table:table-cell>
          <table:table-cell table:style-name="ce5" table:formula="of:=SUM([.W13:.W300])/[.B1]" office:value-type="float" office:value="923.177012522287" calcext:value-type="float">
            <text:p>923.18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Peak 128.160.78.76</text:p>
          </table:table-cell>
          <table:table-cell table:style-name="ce5" table:formula="of:=MAX([.W13:.W14])" office:value-type="float" office:value="430.082344312575" calcext:value-type="float">
            <text:p>430.08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Peak 128.170.241.107</text:p>
          </table:table-cell>
          <table:table-cell table:style-name="ce6" table:formula="of:=MAX([.W15:.W22])" office:value-type="float" office:value="1068.28203047214" calcext:value-type="float">
            <text:p>1068.28</text:p>
          </table:table-cell>
          <table:table-cell table:number-columns-repeated="20"/>
          <table:table-cell table:style-name="Default"/>
        </table:table-row>
        <table:table-row table:style-name="ro1" table:number-rows-repeated="4">
          <table:table-cell table:number-columns-repeated="22"/>
          <table:table-cell table:style-name="ce9"/>
        </table:table-row>
        <table:table-row table:style-name="ro1">
          <table:table-cell office:value-type="string" calcext:value-type="string">
            <text:p>start-time <text:s text:c="12"/></text:p>
          </table:table-cell>
          <table:table-cell office:value-type="string" calcext:value-type="string">
            <text:p>end-time <text:s text:c="14"/>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tt <text:s text:c="4"/>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sip <text:s text:c="34"/></text:p>
          </table:table-cell>
          <table:table-cell office:value-type="string" calcext:value-type="string">
            <text:p>sp <text:s text:c="2"/></text:p>
          </table:table-cell>
          <table:table-cell office:value-type="string" calcext:value-type="string">
            <text:p>dip <text:s text:c="36"/></text:p>
          </table:table-cell>
          <table:table-cell office:value-type="string" calcext:value-type="string">
            <text:p>dp <text:s text:c="2"/></text:p>
          </table:table-cell>
          <table:table-cell office:value-type="string" calcext:value-type="string">
            <text:p>iflags <text:s/></text:p>
          </table:table-cell>
          <table:table-cell office:value-type="string" calcext:value-type="string">
            <text:p>uflags <text:s/></text:p>
          </table:table-cell>
          <table:table-cell office:value-type="string" calcext:value-type="string">
            <text:p>riflags </text:p>
          </table:table-cell>
          <table:table-cell office:value-type="string" calcext:value-type="string">
            <text:p>ruflags </text:p>
          </table:table-cell>
          <table:table-cell office:value-type="string" calcext:value-type="string">
            <text:p>isn <text:s text:c="4"/></text:p>
          </table:table-cell>
          <table:table-cell office:value-type="string" calcext:value-type="string">
            <text:p>risn <text:s text:c="3"/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tag</text:p>
          </table:table-cell>
          <table:table-cell office:value-type="string" calcext:value-type="string">
            <text:p>pkt <text:s text:c="3"/></text:p>
          </table:table-cell>
          <table:table-cell office:value-type="string" calcext:value-type="string">
            <text:p>oct <text:s text:c="4"/></text:p>
          </table:table-cell>
          <table:table-cell office:value-type="string" calcext:value-type="string">
            <text:p>rpkt <text:s text:c="3"/></text:p>
          </table:table-cell>
          <table:table-cell office:value-type="string" calcext:value-type="string">
            <text:p>roct <text:s text:c="3"/></text:p>
          </table:table-cell>
          <table:table-cell office:value-type="string" calcext:value-type="string">
            <text:p>end-reason</text:p>
          </table:table-cell>
          <table:table-cell office:value-type="string" calcext:value-type="string">
            <text:p>traffic rate</text:p>
          </table:table-cell>
        </table:table-row>
        <table:table-row table:style-name="ro1">
          <table:table-cell table:style-name="ce1" office:value-type="string" calcext:value-type="string">
            <text:p>2002-05-23 16:38:39.912</text:p>
          </table:table-cell>
          <table:table-cell table:style-name="ce1" office:value-type="string" calcext:value-type="string">
            <text:p>2002-05-23 16:40:39.896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<text:s text:c="6"/>ES</text:p>
          </table:table-cell>
          <table:table-cell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0d8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1603" calcext:value-type="float">
            <text:p>5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]/[.C13]; 0)" office:value-type="float" office:value="430.082344312575" calcext:value-type="float">
            <text:p>430.082344312575</text:p>
          </table:table-cell>
        </table:table-row>
        <table:table-row table:style-name="ro1">
          <table:table-cell table:style-name="ce1" office:value-type="string" calcext:value-type="string">
            <text:p>2002-05-23 16:40:40.139</text:p>
          </table:table-cell>
          <table:table-cell table:style-name="ce1" office:value-type="string" calcext:value-type="string">
            <text:p>2002-05-23 16:41:18.546</text:p>
          </table:table-cell>
          <table:table-cell office:value-type="float" office:value="38.407" calcext:value-type="float">
            <text:p>38.4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47" calcext:value-type="float">
            <text:p>459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814" calcext:value-type="float">
            <text:p>1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14]/[.C14]; 0)" office:value-type="float" office:value="359.67401775718" calcext:value-type="float">
            <text:p>359.67401775718</text:p>
          </table:table-cell>
        </table:table-row>
        <table:table-row table:style-name="ro1">
          <table:table-cell table:style-name="ce1" office:value-type="string" calcext:value-type="string">
            <text:p>2002-05-23 16:35:02.396</text:p>
          </table:table-cell>
          <table:table-cell table:style-name="ce1" office:value-type="string" calcext:value-type="string">
            <text:p>2002-05-23 16:37:01.450</text:p>
          </table:table-cell>
          <table:table-cell office:value-type="float" office:value="119.054" calcext:value-type="float">
            <text:p>119.0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8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4488" calcext:value-type="float">
            <text:p>12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]/[.C15]; 0)" office:value-type="float" office:value="1045.64315352697" calcext:value-type="float">
            <text:p>1045.64315352697</text:p>
          </table:table-cell>
        </table:table-row>
        <table:table-row table:style-name="ro1">
          <table:table-cell table:style-name="ce1" office:value-type="string" calcext:value-type="string">
            <text:p>2002-05-23 16:37:02.450</text:p>
          </table:table-cell>
          <table:table-cell table:style-name="ce1" office:value-type="string" calcext:value-type="string">
            <text:p>2002-05-23 16:39:01.465</text:p>
          </table:table-cell>
          <table:table-cell office:value-type="float" office:value="119.015" calcext:value-type="float">
            <text:p>119.0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1e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6616" calcext:value-type="float">
            <text:p>12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]/[.C16]; 0)" office:value-type="float" office:value="1063.8658992564" calcext:value-type="float">
            <text:p>1063.8658992564</text:p>
          </table:table-cell>
        </table:table-row>
        <table:table-row table:style-name="ro1">
          <table:table-cell table:style-name="ce1" office:value-type="string" calcext:value-type="string">
            <text:p>2002-05-23 16:39:02.466</text:p>
          </table:table-cell>
          <table:table-cell table:style-name="ce1" office:value-type="string" calcext:value-type="string">
            <text:p>2002-05-23 16:41:01.985</text:p>
          </table:table-cell>
          <table:table-cell office:value-type="float" office:value="119.519" calcext:value-type="float">
            <text:p>119.5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4605" calcext:value-type="float">
            <text:p>5920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7680" calcext:value-type="float">
            <text:p>127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]/[.C17]; 0)" office:value-type="float" office:value="1068.28203047214" calcext:value-type="float">
            <text:p>1068.28203047214</text:p>
          </table:table-cell>
        </table:table-row>
        <table:table-row table:style-name="ro1">
          <table:table-cell table:style-name="ce1" office:value-type="string" calcext:value-type="string">
            <text:p>2002-05-23 16:41:02.986</text:p>
          </table:table-cell>
          <table:table-cell table:style-name="ce1" office:value-type="string" calcext:value-type="string">
            <text:p>2002-05-23 16:43:02.362</text:p>
          </table:table-cell>
          <table:table-cell office:value-type="float" office:value="119.376" calcext:value-type="float">
            <text:p>119.3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2605" calcext:value-type="float">
            <text:p>59222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5552" calcext:value-type="float">
            <text:p>12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]/[.C18]; 0)" office:value-type="float" office:value="1051.73569226645" calcext:value-type="float">
            <text:p>1051.73569226645</text:p>
          </table:table-cell>
        </table:table-row>
        <table:table-row table:style-name="ro1">
          <table:table-cell table:style-name="ce1" office:value-type="string" calcext:value-type="string">
            <text:p>2002-05-23 16:43:03.363</text:p>
          </table:table-cell>
          <table:table-cell table:style-name="ce1" office:value-type="string" calcext:value-type="string">
            <text:p>2002-05-23 16:45:02.474</text:p>
          </table:table-cell>
          <table:table-cell office:value-type="float" office:value="119.111" calcext:value-type="float">
            <text:p>119.1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0605" calcext:value-type="float">
            <text:p>5924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5552" calcext:value-type="float">
            <text:p>12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]/[.C19]; 0)" office:value-type="float" office:value="1054.07561014516" calcext:value-type="float">
            <text:p>1054.07561014516</text:p>
          </table:table-cell>
        </table:table-row>
        <table:table-row table:style-name="ro1">
          <table:table-cell table:style-name="ce1" office:value-type="string" calcext:value-type="string">
            <text:p>2002-05-23 16:45:03.476</text:p>
          </table:table-cell>
          <table:table-cell table:style-name="ce1" office:value-type="string" calcext:value-type="string">
            <text:p>2002-05-23 16:47:02.598</text:p>
          </table:table-cell>
          <table:table-cell office:value-type="float" office:value="119.122" calcext:value-type="float">
            <text:p>119.1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25e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3424" calcext:value-type="float">
            <text:p>123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]/[.C20]; 0)" office:value-type="float" office:value="1036.11423582546" calcext:value-type="float">
            <text:p>1036.11423582546</text:p>
          </table:table-cell>
        </table:table-row>
        <table:table-row table:style-name="ro1">
          <table:table-cell table:style-name="ce1" office:value-type="string" calcext:value-type="string">
            <text:p>2002-05-23 16:47:03.598</text:p>
          </table:table-cell>
          <table:table-cell table:style-name="ce1" office:value-type="string" calcext:value-type="string">
            <text:p>2002-05-23 16:49:03.094</text:p>
          </table:table-cell>
          <table:table-cell office:value-type="float" office:value="119.496" calcext:value-type="float">
            <text:p>119.4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c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6616" calcext:value-type="float">
            <text:p>12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1]/[.C21]; 0)" office:value-type="float" office:value="1059.58358438776" calcext:value-type="float">
            <text:p>1059.58358438776</text:p>
          </table:table-cell>
        </table:table-row>
        <table:table-row table:style-name="ro1">
          <table:table-cell table:style-name="ce1" office:value-type="string" calcext:value-type="string">
            <text:p>2002-05-23 16:49:04.095</text:p>
          </table:table-cell>
          <table:table-cell table:style-name="ce1" office:value-type="string" calcext:value-type="string">
            <text:p>2002-05-23 16:50:01.164</text:p>
          </table:table-cell>
          <table:table-cell office:value-type="float" office:value="57.069" calcext:value-type="float">
            <text:p>57.0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a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648" calcext:value-type="float">
            <text:p>6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of </text:p>
          </table:table-cell>
          <table:table-cell table:formula="of:=IFERROR([.S22]/[.C22]; 0)" office:value-type="float" office:value="1062.71355727278" calcext:value-type="float">
            <text:p>1062.71355727278</text:p>
          </table:table-cell>
        </table:table-row>
        <table:table-row table:style-name="ro1">
          <table:table-cell table:style-name="ce1" table:number-columns-repeated="2"/>
          <table:table-cell table:number-columns-repeated="20"/>
          <table:table-cell table:formula="of:=IFERROR([.S23]/[.C23]; 0)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2"/>
          <table:table-cell table:number-columns-repeated="20"/>
          <table:table-cell table:formula="of:=IFERROR([.S24]/[.C24]; 0)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2"/>
          <table:table-cell table:number-columns-repeated="20"/>
          <table:table-cell table:formula="of:=IFERROR([.S25]/[.C2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]/[.C2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]/[.C2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]/[.C2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]/[.C2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0]/[.C3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1]/[.C3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2]/[.C3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3]/[.C3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4]/[.C3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5]/[.C3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6]/[.C3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7]/[.C3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8]/[.C3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9]/[.C3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0]/[.C4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1]/[.C4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2]/[.C4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3]/[.C4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4]/[.C4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5]/[.C4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6]/[.C4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7]/[.C4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8]/[.C4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9]/[.C4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0]/[.C5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1]/[.C5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2]/[.C5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3]/[.C5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4]/[.C5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5]/[.C5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6]/[.C5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7]/[.C5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8]/[.C5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9]/[.C5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0]/[.C6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1]/[.C6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2]/[.C6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3]/[.C6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4]/[.C6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5]/[.C6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6]/[.C6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7]/[.C6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8]/[.C6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9]/[.C6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0]/[.C7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1]/[.C7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2]/[.C7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3]/[.C7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4]/[.C7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5]/[.C7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6]/[.C7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7]/[.C7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8]/[.C7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9]/[.C7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0]/[.C8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1]/[.C8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2]/[.C8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3]/[.C8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4]/[.C8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5]/[.C8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6]/[.C8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7]/[.C8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8]/[.C8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9]/[.C8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0]/[.C9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1]/[.C9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2]/[.C9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3]/[.C9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4]/[.C9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5]/[.C9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6]/[.C9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7]/[.C9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8]/[.C9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9]/[.C9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0]/[.C10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1]/[.C10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2]/[.C10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3]/[.C10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4]/[.C10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5]/[.C10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6]/[.C10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7]/[.C10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8]/[.C10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9]/[.C10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0]/[.C11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1]/[.C11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2]/[.C11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3]/[.C11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4]/[.C11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5]/[.C11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6]/[.C11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7]/[.C11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8]/[.C11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9]/[.C11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0]/[.C12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1]/[.C12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2]/[.C12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3]/[.C12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4]/[.C12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5]/[.C12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6]/[.C12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7]/[.C12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8]/[.C12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9]/[.C12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0]/[.C13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1]/[.C13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2]/[.C13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3]/[.C13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4]/[.C13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5]/[.C13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6]/[.C13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7]/[.C13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8]/[.C13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9]/[.C13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0]/[.C14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1]/[.C14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2]/[.C14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3]/[.C14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4]/[.C14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5]/[.C14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6]/[.C14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7]/[.C14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8]/[.C14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9]/[.C14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0]/[.C15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1]/[.C15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2]/[.C15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3]/[.C15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4]/[.C15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5]/[.C15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6]/[.C15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7]/[.C15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8]/[.C15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9]/[.C15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0]/[.C16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1]/[.C16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2]/[.C16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3]/[.C16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4]/[.C16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5]/[.C16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6]/[.C16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7]/[.C16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8]/[.C16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9]/[.C16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0]/[.C17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1]/[.C17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2]/[.C17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3]/[.C17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4]/[.C17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5]/[.C17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6]/[.C17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7]/[.C17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8]/[.C17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9]/[.C17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0]/[.C18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1]/[.C18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2]/[.C18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3]/[.C18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4]/[.C18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5]/[.C18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6]/[.C18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7]/[.C18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8]/[.C18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9]/[.C18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0]/[.C19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1]/[.C19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2]/[.C19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3]/[.C19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4]/[.C19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5]/[.C19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6]/[.C19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7]/[.C19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8]/[.C19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9]/[.C19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0]/[.C20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1]/[.C20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2]/[.C20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3]/[.C20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4]/[.C20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5]/[.C20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6]/[.C20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7]/[.C20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8]/[.C20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9]/[.C20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0]/[.C21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1]/[.C21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2]/[.C21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3]/[.C21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4]/[.C21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5]/[.C21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6]/[.C21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7]/[.C21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8]/[.C21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9]/[.C21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0]/[.C22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1]/[.C22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2]/[.C22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3]/[.C22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4]/[.C22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5]/[.C22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6]/[.C22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7]/[.C22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8]/[.C22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9]/[.C22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0]/[.C23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1]/[.C23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2]/[.C23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3]/[.C23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4]/[.C23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5]/[.C23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6]/[.C23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7]/[.C23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8]/[.C23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9]/[.C23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0]/[.C24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1]/[.C24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2]/[.C24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3]/[.C24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4]/[.C24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5]/[.C24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6]/[.C24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7]/[.C24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8]/[.C24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9]/[.C24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0]/[.C25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1]/[.C25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2]/[.C25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3]/[.C25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4]/[.C25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5]/[.C25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6]/[.C25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7]/[.C25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8]/[.C25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9]/[.C25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0]/[.C26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1]/[.C26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2]/[.C26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3]/[.C26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4]/[.C26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5]/[.C26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6]/[.C26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7]/[.C26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8]/[.C26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9]/[.C26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0]/[.C27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1]/[.C27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2]/[.C27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3]/[.C27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4]/[.C27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5]/[.C27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6]/[.C27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7]/[.C27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8]/[.C27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9]/[.C27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0]/[.C28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1]/[.C28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2]/[.C28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3]/[.C28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4]/[.C28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5]/[.C28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6]/[.C28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7]/[.C28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8]/[.C28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9]/[.C28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0]/[.C29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1]/[.C29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2]/[.C29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3]/[.C29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4]/[.C29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5]/[.C29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6]/[.C29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7]/[.C29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8]/[.C29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9]/[.C29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00]/[.C300]; 0)" office:value-type="float" office:value="0" calcext:value-type="float">
            <text:p>0</text:p>
          </table:table-cell>
        </table:table-row>
      </table:table>
      <table:table table:name="Paw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ce2"/>
        <table:table-row table:style-name="ro1">
          <table:table-cell table:style-name="ce2" office:value-type="string" calcext:value-type="string">
            <text:p>Number of flow records</text:p>
          </table:table-cell>
          <table:table-cell table:style-name="ce5" table:formula="of:=COUNTA([.B13:.B300])" office:value-type="float" office:value="199" calcext:value-type="float">
            <text:p>199.00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duration</text:p>
          </table:table-cell>
          <table:table-cell table:style-name="ce5" table:formula="of:=AVERAGE([.C13:.C300])" office:value-type="float" office:value="4.23972864321608" calcext:value-type="float">
            <text:p>4.24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packet count</text:p>
          </table:table-cell>
          <table:table-cell table:style-name="ce5" table:formula="of:=AVERAGE([.R13:.R300])" office:value-type="float" office:value="6.35175879396985" calcext:value-type="float">
            <text:p>6.35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bytes</text:p>
          </table:table-cell>
          <table:table-cell table:style-name="ce5" table:formula="of:=AVERAGE([.S13:.S300])" office:value-type="float" office:value="5055.24120603015" calcext:value-type="float">
            <text:p>5055.24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Average traffic rate</text:p>
          </table:table-cell>
          <table:table-cell table:style-name="ce5" table:formula="of:=SUM([.W13:.W300])/[.B1]" office:value-type="float" office:value="1210.67499296131" calcext:value-type="float">
            <text:p>1210.67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Peak 128.160.78.76</text:p>
          </table:table-cell>
          <table:table-cell table:style-name="ce5" table:formula="of:=MAX([.W13:.W41])" office:value-type="float" office:value="2325.28641571195" calcext:value-type="float">
            <text:p>2325.29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2" office:value-type="string" calcext:value-type="string">
            <text:p>Peak 128.170.241.107</text:p>
          </table:table-cell>
          <table:table-cell table:style-name="ce6" table:formula="of:=MAX([.W42:.W300])" office:value-type="float" office:value="2130.13013013013" calcext:value-type="float">
            <text:p>2130.13</text:p>
          </table:table-cell>
          <table:table-cell table:number-columns-repeated="20"/>
          <table:table-cell table:style-name="Default"/>
        </table:table-row>
        <table:table-row table:style-name="ro1" table:number-rows-repeated="4">
          <table:table-cell table:style-name="Default" table:number-columns-repeated="2"/>
          <table:table-cell table:number-columns-repeated="20"/>
          <table:table-cell table:style-name="ce9"/>
        </table:table-row>
        <table:table-row table:style-name="ro1">
          <table:table-cell table:style-name="Default" office:value-type="string" calcext:value-type="string">
            <text:p>start-time <text:s text:c="12"/></text:p>
          </table:table-cell>
          <table:table-cell table:style-name="Default" office:value-type="string" calcext:value-type="string">
            <text:p>end-time <text:s text:c="14"/>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tt <text:s text:c="4"/>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sip <text:s text:c="34"/></text:p>
          </table:table-cell>
          <table:table-cell office:value-type="string" calcext:value-type="string">
            <text:p>sp <text:s text:c="2"/></text:p>
          </table:table-cell>
          <table:table-cell office:value-type="string" calcext:value-type="string">
            <text:p>dip <text:s text:c="36"/></text:p>
          </table:table-cell>
          <table:table-cell office:value-type="string" calcext:value-type="string">
            <text:p>dp <text:s text:c="2"/></text:p>
          </table:table-cell>
          <table:table-cell office:value-type="string" calcext:value-type="string">
            <text:p>iflags <text:s/></text:p>
          </table:table-cell>
          <table:table-cell office:value-type="string" calcext:value-type="string">
            <text:p>uflags <text:s/></text:p>
          </table:table-cell>
          <table:table-cell office:value-type="string" calcext:value-type="string">
            <text:p>riflags </text:p>
          </table:table-cell>
          <table:table-cell office:value-type="string" calcext:value-type="string">
            <text:p>ruflags </text:p>
          </table:table-cell>
          <table:table-cell office:value-type="string" calcext:value-type="string">
            <text:p>isn <text:s text:c="4"/></text:p>
          </table:table-cell>
          <table:table-cell office:value-type="string" calcext:value-type="string">
            <text:p>risn <text:s text:c="3"/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tag</text:p>
          </table:table-cell>
          <table:table-cell office:value-type="string" calcext:value-type="string">
            <text:p>pkt <text:s text:c="3"/></text:p>
          </table:table-cell>
          <table:table-cell office:value-type="string" calcext:value-type="string">
            <text:p>oct <text:s text:c="4"/></text:p>
          </table:table-cell>
          <table:table-cell office:value-type="string" calcext:value-type="string">
            <text:p>rpkt <text:s text:c="3"/></text:p>
          </table:table-cell>
          <table:table-cell office:value-type="string" calcext:value-type="string">
            <text:p>roct <text:s text:c="3"/></text:p>
          </table:table-cell>
          <table:table-cell office:value-type="string" calcext:value-type="string">
            <text:p>end-reason</text:p>
          </table:table-cell>
          <table:table-cell office:value-type="string" calcext:value-type="string">
            <text:p>traffic rate</text:p>
          </table:table-cell>
        </table:table-row>
        <table:table-row table:style-name="ro1">
          <table:table-cell office:value-type="string" calcext:value-type="string">
            <text:p>2002-05-23 16:38:39.912</text:p>
          </table:table-cell>
          <table:table-cell office:value-type="string" calcext:value-type="string">
            <text:p>2002-05-23 16:38:44.261</text:p>
          </table:table-cell>
          <table:table-cell office:value-type="float" office:value="4.349" calcext:value-type="float">
            <text:p>4.3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<text:s text:c="6"/>ES</text:p>
          </table:table-cell>
          <table:table-cell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0d8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]/[.C13]; 0)" office:value-type="float" office:value="384.686134743619" calcext:value-type="float">
            <text:p>384.686134743619</text:p>
          </table:table-cell>
        </table:table-row>
        <table:table-row table:style-name="ro1">
          <table:table-cell office:value-type="string" calcext:value-type="string">
            <text:p>2002-05-23 16:38:45.883</text:p>
          </table:table-cell>
          <table:table-cell office:value-type="string" calcext:value-type="string">
            <text:p>2002-05-23 16:38:49.311</text:p>
          </table:table-cell>
          <table:table-cell office:value-type="float" office:value="3.428" calcext:value-type="float">
            <text:p>3.4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<text:s text:c="5"/>EAP</text:p>
          </table:table-cell>
          <table:table-cell office:value-type="string" calcext:value-type="string">
            <text:p><text:s text:c="6"/>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14d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]/[.C14]; 0)" office:value-type="float" office:value="359.101516919487" calcext:value-type="float">
            <text:p>359.101516919487</text:p>
          </table:table-cell>
        </table:table-row>
        <table:table-row table:style-name="ro1">
          <table:table-cell office:value-type="string" calcext:value-type="string">
            <text:p>2002-05-23 16:38:55.014</text:p>
          </table:table-cell>
          <table:table-cell office:value-type="string" calcext:value-type="string">
            <text:p>2002-05-23 16:38:56.308</text:p>
          </table:table-cell>
          <table:table-cell office:value-type="float" office:value="1.294" calcext:value-type="float">
            <text:p>1.2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6"/>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171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15]/[.C15]; 0)" office:value-type="float" office:value="123.647604327666" calcext:value-type="float">
            <text:p>123.647604327666</text:p>
          </table:table-cell>
        </table:table-row>
        <table:table-row table:style-name="ro1">
          <table:table-cell office:value-type="string" calcext:value-type="string">
            <text:p>2002-05-23 16:38:58.398</text:p>
          </table:table-cell>
          <table:table-cell office:value-type="string" calcext:value-type="string">
            <text:p>2002-05-23 16:39:03.175</text:p>
          </table:table-cell>
          <table:table-cell office:value-type="float" office:value="4.777" calcext:value-type="float">
            <text:p>4.7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168" calcext:value-type="float">
            <text:p>451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31" calcext:value-type="float">
            <text:p>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]/[.C16]; 0)" office:value-type="float" office:value="781.034121833787" calcext:value-type="float">
            <text:p>781.034121833787</text:p>
          </table:table-cell>
        </table:table-row>
        <table:table-row table:style-name="ro1">
          <table:table-cell office:value-type="string" calcext:value-type="string">
            <text:p>2002-05-23 16:39:03.811</text:p>
          </table:table-cell>
          <table:table-cell office:value-type="string" calcext:value-type="string">
            <text:p>2002-05-23 16:39:05.535</text:p>
          </table:table-cell>
          <table:table-cell office:value-type="float" office:value="1.724" calcext:value-type="float">
            <text:p>1.7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1d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17]/[.C17]; 0)" office:value-type="float" office:value="1838.74709976798" calcext:value-type="float">
            <text:p>1838.74709976798</text:p>
          </table:table-cell>
        </table:table-row>
        <table:table-row table:style-name="ro1">
          <table:table-cell office:value-type="string" calcext:value-type="string">
            <text:p>2002-05-23 16:39:08.287</text:p>
          </table:table-cell>
          <table:table-cell office:value-type="string" calcext:value-type="string">
            <text:p>2002-05-23 16:39:13.285</text:p>
          </table:table-cell>
          <table:table-cell office:value-type="float" office:value="4.998" calcext:value-type="float">
            <text:p>4.9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896" calcext:value-type="float">
            <text:p>452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66" calcext:value-type="float">
            <text:p>3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]/[.C18]; 0)" office:value-type="float" office:value="613.44537815126" calcext:value-type="float">
            <text:p>613.44537815126</text:p>
          </table:table-cell>
        </table:table-row>
        <table:table-row table:style-name="ro1">
          <table:table-cell office:value-type="string" calcext:value-type="string">
            <text:p>2002-05-23 16:39:13.440</text:p>
          </table:table-cell>
          <table:table-cell office:value-type="string" calcext:value-type="string">
            <text:p>2002-05-23 16:39:18.383</text:p>
          </table:table-cell>
          <table:table-cell office:value-type="float" office:value="4.943" calcext:value-type="float">
            <text:p>4.9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2fe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]/[.C19]; 0)" office:value-type="float" office:value="279.182682581428" calcext:value-type="float">
            <text:p>279.182682581428</text:p>
          </table:table-cell>
        </table:table-row>
        <table:table-row table:style-name="ro1">
          <table:table-cell office:value-type="string" calcext:value-type="string">
            <text:p>2002-05-23 16:39:18.676</text:p>
          </table:table-cell>
          <table:table-cell office:value-type="string" calcext:value-type="string">
            <text:p>2002-05-23 16:39:23.404</text:p>
          </table:table-cell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314" calcext:value-type="float">
            <text:p>453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]/[.C20]; 0)" office:value-type="float" office:value="397.208121827411" calcext:value-type="float">
            <text:p>397.208121827411</text:p>
          </table:table-cell>
        </table:table-row>
        <table:table-row table:style-name="ro1">
          <table:table-cell office:value-type="string" calcext:value-type="string">
            <text:p>2002-05-23 16:39:23.689</text:p>
          </table:table-cell>
          <table:table-cell office:value-type="string" calcext:value-type="string">
            <text:p>2002-05-23 16:39:28.402</text:p>
          </table:table-cell>
          <table:table-cell office:value-type="float" office:value="4.713" calcext:value-type="float">
            <text:p>4.7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665" calcext:value-type="float">
            <text:p>453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1]/[.C21]; 0)" office:value-type="float" office:value="149.374071716529" calcext:value-type="float">
            <text:p>149.374071716529</text:p>
          </table:table-cell>
        </table:table-row>
        <table:table-row table:style-name="ro1">
          <table:table-cell office:value-type="string" calcext:value-type="string">
            <text:p>2002-05-23 16:39:28.694</text:p>
          </table:table-cell>
          <table:table-cell office:value-type="string" calcext:value-type="string">
            <text:p>2002-05-23 16:39:33.597</text:p>
          </table:table-cell>
          <table:table-cell office:value-type="float" office:value="4.903" calcext:value-type="float">
            <text:p>4.9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36f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2]/[.C22]; 0)" office:value-type="float" office:value="274.525800530288" calcext:value-type="float">
            <text:p>274.525800530288</text:p>
          </table:table-cell>
        </table:table-row>
        <table:table-row table:style-name="ro1">
          <table:table-cell office:value-type="string" calcext:value-type="string">
            <text:p>2002-05-23 16:39:33.796</text:p>
          </table:table-cell>
          <table:table-cell office:value-type="string" calcext:value-type="string">
            <text:p>2002-05-23 16:39:38.596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39a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3]/[.C23]; 0)" office:value-type="float" office:value="151.041666666667" calcext:value-type="float">
            <text:p>151.041666666667</text:p>
          </table:table-cell>
        </table:table-row>
        <table:table-row table:style-name="ro1">
          <table:table-cell office:value-type="string" calcext:value-type="string">
            <text:p>2002-05-23 16:39:38.878</text:p>
          </table:table-cell>
          <table:table-cell office:value-type="string" calcext:value-type="string">
            <text:p>2002-05-23 16:39:43.594</text:p>
          </table:table-cell>
          <table:table-cell office:value-type="float" office:value="4.716" calcext:value-type="float">
            <text:p>4.7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3a9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56" calcext:value-type="float">
            <text:p>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4]/[.C24]; 0)" office:value-type="float" office:value="351.145038167939" calcext:value-type="float">
            <text:p>351.145038167939</text:p>
          </table:table-cell>
        </table:table-row>
        <table:table-row table:style-name="ro1">
          <table:table-cell office:value-type="string" calcext:value-type="string">
            <text:p>2002-05-23 16:39:45.693</text:p>
          </table:table-cell>
          <table:table-cell office:value-type="string" calcext:value-type="string">
            <text:p>2002-05-23 16:39:50.607</text:p>
          </table:table-cell>
          <table:table-cell office:value-type="float" office:value="4.914" calcext:value-type="float">
            <text:p>4.9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<text:s text:c="5"/>EAP</text:p>
          </table:table-cell>
          <table:table-cell office:value-type="string" calcext:value-type="string">
            <text:p><text:s text:c="6"/>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3e6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5]/[.C25]; 0)" office:value-type="float" office:value="125.763125763126" calcext:value-type="float">
            <text:p>125.763125763126</text:p>
          </table:table-cell>
        </table:table-row>
        <table:table-row table:style-name="ro1">
          <table:table-cell office:value-type="string" calcext:value-type="string">
            <text:p>2002-05-23 16:39:50.913</text:p>
          </table:table-cell>
          <table:table-cell office:value-type="string" calcext:value-type="string">
            <text:p>2002-05-23 16:39:55.596</text:p>
          </table:table-cell>
          <table:table-cell office:value-type="float" office:value="4.683" calcext:value-type="float">
            <text:p>4.6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3E+082" calcext:value-type="float">
            <text:p>4.53E+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6]/[.C26]; 0)" office:value-type="float" office:value="201.793721973094" calcext:value-type="float">
            <text:p>201.793721973094</text:p>
          </table:table-cell>
        </table:table-row>
        <table:table-row table:style-name="ro1">
          <table:table-cell office:value-type="string" calcext:value-type="string">
            <text:p>2002-05-23 16:39:55.915</text:p>
          </table:table-cell>
          <table:table-cell office:value-type="string" calcext:value-type="string">
            <text:p>2002-05-23 16:40:00.713</text:p>
          </table:table-cell>
          <table:table-cell office:value-type="float" office:value="4.798" calcext:value-type="float">
            <text:p>4.7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3fb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92" calcext:value-type="float">
            <text:p>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7]/[.C27]; 0)" office:value-type="float" office:value="331.804918716132" calcext:value-type="float">
            <text:p>331.804918716132</text:p>
          </table:table-cell>
        </table:table-row>
        <table:table-row table:style-name="ro1">
          <table:table-cell office:value-type="string" calcext:value-type="string">
            <text:p>2002-05-23 16:40:01.500</text:p>
          </table:table-cell>
          <table:table-cell office:value-type="string" calcext:value-type="string">
            <text:p>2002-05-23 16:40:06.125</text:p>
          </table:table-cell>
          <table:table-cell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338" calcext:value-type="float">
            <text:p>454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42" calcext:value-type="float">
            <text:p>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8]/[.C28]; 0)" office:value-type="float" office:value="549.621621621622" calcext:value-type="float">
            <text:p>549.621621621622</text:p>
          </table:table-cell>
        </table:table-row>
        <table:table-row table:style-name="ro1">
          <table:table-cell office:value-type="string" calcext:value-type="string">
            <text:p>2002-05-23 16:40:06.720</text:p>
          </table:table-cell>
          <table:table-cell office:value-type="string" calcext:value-type="string">
            <text:p>2002-05-23 16:40:10.810</text:p>
          </table:table-cell>
          <table:table-cell office:value-type="float" office:value="4.09" calcext:value-type="float">
            <text:p>4.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48d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24" calcext:value-type="float">
            <text:p>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9]/[.C29]; 0)" office:value-type="float" office:value="739.364303178484" calcext:value-type="float">
            <text:p>739.364303178484</text:p>
          </table:table-cell>
        </table:table-row>
        <table:table-row table:style-name="ro1">
          <table:table-cell office:value-type="string" calcext:value-type="string">
            <text:p>2002-05-23 16:40:12.133</text:p>
          </table:table-cell>
          <table:table-cell office:value-type="string" calcext:value-type="string">
            <text:p>2002-05-23 16:40:17.083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51b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148" calcext:value-type="float">
            <text:p>5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0]/[.C30]; 0)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2002-05-23 16:40:17.734</text:p>
          </table:table-cell>
          <table:table-cell office:value-type="string" calcext:value-type="string">
            <text:p>2002-05-23 16:40:20.124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62b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914" calcext:value-type="float">
            <text:p>4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31]/[.C31]; 0)" office:value-type="float" office:value="2056.06694560669" calcext:value-type="float">
            <text:p>2056.06694560669</text:p>
          </table:table-cell>
        </table:table-row>
        <table:table-row table:style-name="ro1">
          <table:table-cell office:value-type="string" calcext:value-type="string">
            <text:p>2002-05-23 16:40:29.255</text:p>
          </table:table-cell>
          <table:table-cell office:value-type="string" calcext:value-type="string">
            <text:p>2002-05-23 16:40:34.084</text:p>
          </table:table-cell>
          <table:table-cell office:value-type="float" office:value="4.829" calcext:value-type="float">
            <text:p>4.8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6"/>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42" calcext:value-type="float">
            <text:p>457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2]/[.C32]; 0)" office:value-type="float" office:value="107.682750051771" calcext:value-type="float">
            <text:p>107.682750051771</text:p>
          </table:table-cell>
        </table:table-row>
        <table:table-row table:style-name="ro1">
          <table:table-cell office:value-type="string" calcext:value-type="string">
            <text:p>2002-05-23 16:40:34.383</text:p>
          </table:table-cell>
          <table:table-cell office:value-type="string" calcext:value-type="string">
            <text:p>2002-05-23 16:40:39.271</text:p>
          </table:table-cell>
          <table:table-cell office:value-type="float" office:value="4.888" calcext:value-type="float">
            <text:p>4.8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708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366" calcext:value-type="float">
            <text:p>1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3]/[.C33]; 0)" office:value-type="float" office:value="2325.28641571195" calcext:value-type="float">
            <text:p>2325.28641571195</text:p>
          </table:table-cell>
        </table:table-row>
        <table:table-row table:style-name="ro1">
          <table:table-cell office:value-type="string" calcext:value-type="string">
            <text:p>2002-05-23 16:40:39.523</text:p>
          </table:table-cell>
          <table:table-cell office:value-type="string" calcext:value-type="string">
            <text:p>2002-05-23 16:40:44.438</text:p>
          </table:table-cell>
          <table:table-cell office:value-type="float" office:value="4.915" calcext:value-type="float">
            <text:p>4.9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11" calcext:value-type="float">
            <text:p>459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51" calcext:value-type="float">
            <text:p>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4]/[.C34]; 0)" office:value-type="float" office:value="274.872838250254" calcext:value-type="float">
            <text:p>274.872838250254</text:p>
          </table:table-cell>
        </table:table-row>
        <table:table-row table:style-name="ro1">
          <table:table-cell office:value-type="string" calcext:value-type="string">
            <text:p>2002-05-23 16:40:44.669</text:p>
          </table:table-cell>
          <table:table-cell office:value-type="string" calcext:value-type="string">
            <text:p>2002-05-23 16:40:49.501</text:p>
          </table:table-cell>
          <table:table-cell office:value-type="float" office:value="4.832" calcext:value-type="float">
            <text:p>4.8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9b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99" calcext:value-type="float">
            <text:p>1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5]/[.C35]; 0)" office:value-type="float" office:value="351.614238410596" calcext:value-type="float">
            <text:p>351.614238410596</text:p>
          </table:table-cell>
        </table:table-row>
        <table:table-row table:style-name="ro1">
          <table:table-cell office:value-type="string" calcext:value-type="string">
            <text:p>2002-05-23 16:40:49.760</text:p>
          </table:table-cell>
          <table:table-cell office:value-type="string" calcext:value-type="string">
            <text:p>2002-05-23 16:40:54.438</text:p>
          </table:table-cell>
          <table:table-cell office:value-type="float" office:value="4.678" calcext:value-type="float">
            <text:p>4.6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9ff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11" calcext:value-type="float">
            <text:p>3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6]/[.C36]; 0)" office:value-type="float" office:value="729.157759726379" calcext:value-type="float">
            <text:p>729.157759726379</text:p>
          </table:table-cell>
        </table:table-row>
        <table:table-row table:style-name="ro1">
          <table:table-cell office:value-type="string" calcext:value-type="string">
            <text:p>2002-05-23 16:40:54.775</text:p>
          </table:table-cell>
          <table:table-cell office:value-type="string" calcext:value-type="string">
            <text:p>2002-05-23 16:40:59.439</text:p>
          </table:table-cell>
          <table:table-cell office:value-type="float" office:value="4.664" calcext:value-type="float">
            <text:p>4.6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a9f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7]/[.C37]; 0)" office:value-type="float" office:value="412.092624356775" calcext:value-type="float">
            <text:p>412.092624356775</text:p>
          </table:table-cell>
        </table:table-row>
        <table:table-row table:style-name="ro1">
          <table:table-cell office:value-type="string" calcext:value-type="string">
            <text:p>2002-05-23 16:41:00.556</text:p>
          </table:table-cell>
          <table:table-cell office:value-type="string" calcext:value-type="string">
            <text:p>2002-05-23 16:41:05.382</text:p>
          </table:table-cell>
          <table:table-cell office:value-type="float" office:value="4.826" calcext:value-type="float">
            <text:p>4.8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af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8]/[.C38]; 0)" office:value-type="float" office:value="286.365520099461" calcext:value-type="float">
            <text:p>286.365520099461</text:p>
          </table:table-cell>
        </table:table-row>
        <table:table-row table:style-name="ro1">
          <table:table-cell office:value-type="string" calcext:value-type="string">
            <text:p>2002-05-23 16:41:07.151</text:p>
          </table:table-cell>
          <table:table-cell office:value-type="string" calcext:value-type="string">
            <text:p>2002-05-23 16:41:11.989</text:p>
          </table:table-cell>
          <table:table-cell office:value-type="float" office:value="4.838" calcext:value-type="float">
            <text:p>4.8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b32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35" calcext:value-type="float">
            <text:p>2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39]/[.C39]; 0)" office:value-type="float" office:value="441.298057048367" calcext:value-type="float">
            <text:p>441.298057048367</text:p>
          </table:table-cell>
        </table:table-row>
        <table:table-row table:style-name="ro1">
          <table:table-cell office:value-type="string" calcext:value-type="string">
            <text:p>2002-05-23 16:41:12.291</text:p>
          </table:table-cell>
          <table:table-cell office:value-type="string" calcext:value-type="string">
            <text:p>2002-05-23 16:41:16.951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ba1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0]/[.C40]; 0)" office:value-type="float" office:value="319.957081545064" calcext:value-type="float">
            <text:p>319.957081545064</text:p>
          </table:table-cell>
        </table:table-row>
        <table:table-row table:style-name="ro1">
          <table:table-cell office:value-type="string" calcext:value-type="string">
            <text:p>2002-05-23 16:41:17.295</text:p>
          </table:table-cell>
          <table:table-cell office:value-type="string" calcext:value-type="string">
            <text:p>2002-05-23 16:41:18.546</text:p>
          </table:table-cell>
          <table:table-cell office:value-type="float" office:value="1.251" calcext:value-type="float">
            <text:p>1.2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be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41]/[.C41]; 0)" office:value-type="float" office:value="509.192645883293" calcext:value-type="float">
            <text:p>509.192645883293</text:p>
          </table:table-cell>
        </table:table-row>
        <table:table-row table:style-name="ro1">
          <table:table-cell office:value-type="string" calcext:value-type="string">
            <text:p>2002-05-23 16:35:02.396</text:p>
          </table:table-cell>
          <table:table-cell office:value-type="string" calcext:value-type="string">
            <text:p>2002-05-23 16:35:06.397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8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2]/[.C42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5:07.398</text:p>
          </table:table-cell>
          <table:table-cell office:value-type="string" calcext:value-type="string">
            <text:p>2002-05-23 16:35:12.3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9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3]/[.C43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35:13.449</text:p>
          </table:table-cell>
          <table:table-cell office:value-type="string" calcext:value-type="string">
            <text:p>2002-05-23 16:35:17.398</text:p>
          </table:table-cell>
          <table:table-cell office:value-type="float" office:value="3.949" calcext:value-type="float">
            <text:p>3.9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b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4]/[.C44]; 0)" office:value-type="float" office:value="1347.17650037984" calcext:value-type="float">
            <text:p>1347.17650037984</text:p>
          </table:table-cell>
        </table:table-row>
        <table:table-row table:style-name="ro1">
          <table:table-cell office:value-type="string" calcext:value-type="string">
            <text:p>2002-05-23 16:35:18.469</text:p>
          </table:table-cell>
          <table:table-cell office:value-type="string" calcext:value-type="string">
            <text:p>2002-05-23 16:35:23.399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c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5]/[.C45]; 0)" office:value-type="float" office:value="1294.92900608519" calcext:value-type="float">
            <text:p>1294.92900608519</text:p>
          </table:table-cell>
        </table:table-row>
        <table:table-row table:style-name="ro1">
          <table:table-cell office:value-type="string" calcext:value-type="string">
            <text:p>2002-05-23 16:35:24.399</text:p>
          </table:table-cell>
          <table:table-cell office:value-type="string" calcext:value-type="string">
            <text:p>2002-05-23 16:35:28.400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d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6]/[.C46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5:29.402</text:p>
          </table:table-cell>
          <table:table-cell office:value-type="string" calcext:value-type="string">
            <text:p>2002-05-23 16:35:34.400</text:p>
          </table:table-cell>
          <table:table-cell office:value-type="float" office:value="4.998" calcext:value-type="float">
            <text:p>4.9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f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7]/[.C47]; 0)" office:value-type="float" office:value="1277.31092436975" calcext:value-type="float">
            <text:p>1277.31092436975</text:p>
          </table:table-cell>
        </table:table-row>
        <table:table-row table:style-name="ro1">
          <table:table-cell office:value-type="string" calcext:value-type="string">
            <text:p>2002-05-23 16:35:35.401</text:p>
          </table:table-cell>
          <table:table-cell office:value-type="string" calcext:value-type="string">
            <text:p>2002-05-23 16:35:39.4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0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8]/[.C48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5:40.402</text:p>
          </table:table-cell>
          <table:table-cell office:value-type="string" calcext:value-type="string">
            <text:p>2002-05-23 16:35:45.4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1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49]/[.C49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35:46.403</text:p>
          </table:table-cell>
          <table:table-cell office:value-type="string" calcext:value-type="string">
            <text:p>2002-05-23 16:35:50.412</text:p>
          </table:table-cell>
          <table:table-cell office:value-type="float" office:value="4.009" calcext:value-type="float">
            <text:p>4.0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3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0]/[.C50]; 0)" office:value-type="float" office:value="1327.01421800948" calcext:value-type="float">
            <text:p>1327.01421800948</text:p>
          </table:table-cell>
        </table:table-row>
        <table:table-row table:style-name="ro1">
          <table:table-cell office:value-type="string" calcext:value-type="string">
            <text:p>2002-05-23 16:35:51.411</text:p>
          </table:table-cell>
          <table:table-cell office:value-type="string" calcext:value-type="string">
            <text:p>2002-05-23 16:35:55.413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4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1]/[.C51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35:56.413</text:p>
          </table:table-cell>
          <table:table-cell office:value-type="string" calcext:value-type="string">
            <text:p>2002-05-23 16:36:01.4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5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2]/[.C52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36:02.414</text:p>
          </table:table-cell>
          <table:table-cell office:value-type="string" calcext:value-type="string">
            <text:p>2002-05-23 16:36:07.4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7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3]/[.C53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36:08.414</text:p>
          </table:table-cell>
          <table:table-cell office:value-type="string" calcext:value-type="string">
            <text:p>2002-05-23 16:36:12.4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8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4]/[.C54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6:13.458</text:p>
          </table:table-cell>
          <table:table-cell office:value-type="string" calcext:value-type="string">
            <text:p>2002-05-23 16:36:18.415</text:p>
          </table:table-cell>
          <table:table-cell office:value-type="float" office:value="4.957" calcext:value-type="float">
            <text:p>4.9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a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5]/[.C55]; 0)" office:value-type="float" office:value="1287.87573128909" calcext:value-type="float">
            <text:p>1287.87573128909</text:p>
          </table:table-cell>
        </table:table-row>
        <table:table-row table:style-name="ro1">
          <table:table-cell office:value-type="string" calcext:value-type="string">
            <text:p>2002-05-23 16:36:19.417</text:p>
          </table:table-cell>
          <table:table-cell office:value-type="string" calcext:value-type="string">
            <text:p>2002-05-23 16:36:23.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b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6]/[.C56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6:24.418</text:p>
          </table:table-cell>
          <table:table-cell office:value-type="string" calcext:value-type="string">
            <text:p>2002-05-23 16:36:28.419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c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7]/[.C57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6:29.419</text:p>
          </table:table-cell>
          <table:table-cell office:value-type="string" calcext:value-type="string">
            <text:p>2002-05-23 16:36:33.420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e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8]/[.C58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6:34.421</text:p>
          </table:table-cell>
          <table:table-cell office:value-type="string" calcext:value-type="string">
            <text:p>2002-05-23 16:36:39.420</text:p>
          </table:table-cell>
          <table:table-cell office:value-type="float" office:value="4.999" calcext:value-type="float">
            <text:p>4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f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59]/[.C59]; 0)" office:value-type="float" office:value="1277.05541108222" calcext:value-type="float">
            <text:p>1277.05541108222</text:p>
          </table:table-cell>
        </table:table-row>
        <table:table-row table:style-name="ro1">
          <table:table-cell office:value-type="string" calcext:value-type="string">
            <text:p>2002-05-23 16:36:40.420</text:p>
          </table:table-cell>
          <table:table-cell office:value-type="string" calcext:value-type="string">
            <text:p>2002-05-23 16:36:44.421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e0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0]/[.C60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6:45.422</text:p>
          </table:table-cell>
          <table:table-cell office:value-type="string" calcext:value-type="string">
            <text:p>2002-05-23 16:36:49.423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1e2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1]/[.C61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6:50.423</text:p>
          </table:table-cell>
          <table:table-cell office:value-type="string" calcext:value-type="string">
            <text:p>2002-05-23 16:36:51.436</text:p>
          </table:table-cell>
          <table:table-cell office:value-type="float" office:value="1.013" calcext:value-type="float">
            <text:p>1.0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1e3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8" calcext:value-type="float">
            <text:p>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62]/[.C62]; 0)" office:value-type="float" office:value="2100.69101678184" calcext:value-type="float">
            <text:p>2100.69101678184</text:p>
          </table:table-cell>
        </table:table-row>
        <table:table-row table:style-name="ro1">
          <table:table-cell office:value-type="string" calcext:value-type="string">
            <text:p>2002-05-23 16:36:53.449</text:p>
          </table:table-cell>
          <table:table-cell office:value-type="string" calcext:value-type="string">
            <text:p>2002-05-23 16:36:55.4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1e4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92" calcext:value-type="float">
            <text:p>3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3]/[.C63]; 0)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02-05-23 16:36:58.450</text:p>
          </table:table-cell>
          <table:table-cell office:value-type="string" calcext:value-type="string">
            <text:p>2002-05-23 16:37:02.4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1e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4]/[.C64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7:03.452</text:p>
          </table:table-cell>
          <table:table-cell office:value-type="string" calcext:value-type="string">
            <text:p>2002-05-23 16:37:07.4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e6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5]/[.C65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7:08.536</text:p>
          </table:table-cell>
          <table:table-cell office:value-type="string" calcext:value-type="string">
            <text:p>2002-05-23 16:37:13.454</text:p>
          </table:table-cell>
          <table:table-cell office:value-type="float" office:value="4.918" calcext:value-type="float">
            <text:p>4.9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e7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6]/[.C66]; 0)" office:value-type="float" office:value="1298.08865392436" calcext:value-type="float">
            <text:p>1298.08865392436</text:p>
          </table:table-cell>
        </table:table-row>
        <table:table-row table:style-name="ro1">
          <table:table-cell office:value-type="string" calcext:value-type="string">
            <text:p>2002-05-23 16:37:14.454</text:p>
          </table:table-cell>
          <table:table-cell office:value-type="string" calcext:value-type="string">
            <text:p>2002-05-23 16:37:18.4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1e9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7]/[.C67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7:19.455</text:p>
          </table:table-cell>
          <table:table-cell office:value-type="string" calcext:value-type="string">
            <text:p>2002-05-23 16:37:24.446</text:p>
          </table:table-cell>
          <table:table-cell office:value-type="float" office:value="4.991" calcext:value-type="float">
            <text:p>4.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ea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8]/[.C68]; 0)" office:value-type="float" office:value="1279.10238429173" calcext:value-type="float">
            <text:p>1279.10238429173</text:p>
          </table:table-cell>
        </table:table-row>
        <table:table-row table:style-name="ro1">
          <table:table-cell office:value-type="string" calcext:value-type="string">
            <text:p>2002-05-23 16:37:25.445</text:p>
          </table:table-cell>
          <table:table-cell office:value-type="string" calcext:value-type="string">
            <text:p>2002-05-23 16:37:29.447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ec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69]/[.C69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37:30.448</text:p>
          </table:table-cell>
          <table:table-cell office:value-type="string" calcext:value-type="string">
            <text:p>2002-05-23 16:37:35.4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ed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0]/[.C70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37:36.449</text:p>
          </table:table-cell>
          <table:table-cell office:value-type="string" calcext:value-type="string">
            <text:p>2002-05-23 16:37:40.4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ee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1]/[.C71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7:41.450</text:p>
          </table:table-cell>
          <table:table-cell office:value-type="string" calcext:value-type="string">
            <text:p>2002-05-23 16:37:45.451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0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2]/[.C72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7:46.452</text:p>
          </table:table-cell>
          <table:table-cell office:value-type="string" calcext:value-type="string">
            <text:p>2002-05-23 16:37:49.488</text:p>
          </table:table-cell>
          <table:table-cell office:value-type="float" office:value="3.036" calcext:value-type="float">
            <text:p>3.0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1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3]/[.C73]; 0)" office:value-type="float" office:value="1401.84453227931" calcext:value-type="float">
            <text:p>1401.84453227931</text:p>
          </table:table-cell>
        </table:table-row>
        <table:table-row table:style-name="ro1">
          <table:table-cell office:value-type="string" calcext:value-type="string">
            <text:p>2002-05-23 16:37:51.454</text:p>
          </table:table-cell>
          <table:table-cell office:value-type="string" calcext:value-type="string">
            <text:p>2002-05-23 16:37:55.469</text:p>
          </table:table-cell>
          <table:table-cell office:value-type="float" office:value="4.015" calcext:value-type="float">
            <text:p>4.0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2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4]/[.C74]; 0)" office:value-type="float" office:value="1325.03113325031" calcext:value-type="float">
            <text:p>1325.03113325031</text:p>
          </table:table-cell>
        </table:table-row>
        <table:table-row table:style-name="ro1">
          <table:table-cell office:value-type="string" calcext:value-type="string">
            <text:p>2002-05-23 16:37:56.491</text:p>
          </table:table-cell>
          <table:table-cell office:value-type="string" calcext:value-type="string">
            <text:p>2002-05-23 16:38:01.450</text:p>
          </table:table-cell>
          <table:table-cell office:value-type="float" office:value="4.959" calcext:value-type="float">
            <text:p>4.9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3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5]/[.C75]; 0)" office:value-type="float" office:value="1287.35632183908" calcext:value-type="float">
            <text:p>1287.35632183908</text:p>
          </table:table-cell>
        </table:table-row>
        <table:table-row table:style-name="ro1">
          <table:table-cell office:value-type="string" calcext:value-type="string">
            <text:p>2002-05-23 16:38:02.458</text:p>
          </table:table-cell>
          <table:table-cell office:value-type="string" calcext:value-type="string">
            <text:p>2002-05-23 16:38:07.450</text:p>
          </table:table-cell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6]/[.C76]; 0)" office:value-type="float" office:value="1278.84615384615" calcext:value-type="float">
            <text:p>1278.84615384615</text:p>
          </table:table-cell>
        </table:table-row>
        <table:table-row table:style-name="ro1">
          <table:table-cell office:value-type="string" calcext:value-type="string">
            <text:p>2002-05-23 16:38:08.451</text:p>
          </table:table-cell>
          <table:table-cell office:value-type="string" calcext:value-type="string">
            <text:p>2002-05-23 16:38:13.4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6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7]/[.C77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38:14.452</text:p>
          </table:table-cell>
          <table:table-cell office:value-type="string" calcext:value-type="string">
            <text:p>2002-05-23 16:38:18.4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8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8]/[.C78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8:19.453</text:p>
          </table:table-cell>
          <table:table-cell office:value-type="string" calcext:value-type="string">
            <text:p>2002-05-23 16:38:23.454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9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79]/[.C79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8:24.455</text:p>
          </table:table-cell>
          <table:table-cell office:value-type="string" calcext:value-type="string">
            <text:p>2002-05-23 16:38:29.445</text:p>
          </table:table-cell>
          <table:table-cell office:value-type="float" office:value="4.99" calcext:value-type="float">
            <text:p>4.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a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0]/[.C80]; 0)" office:value-type="float" office:value="1279.35871743487" calcext:value-type="float">
            <text:p>1279.35871743487</text:p>
          </table:table-cell>
        </table:table-row>
        <table:table-row table:style-name="ro1">
          <table:table-cell office:value-type="string" calcext:value-type="string">
            <text:p>2002-05-23 16:38:30.446</text:p>
          </table:table-cell>
          <table:table-cell office:value-type="string" calcext:value-type="string">
            <text:p>2002-05-23 16:38:35.445</text:p>
          </table:table-cell>
          <table:table-cell office:value-type="float" office:value="4.999" calcext:value-type="float">
            <text:p>4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c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1]/[.C81]; 0)" office:value-type="float" office:value="1277.05541108222" calcext:value-type="float">
            <text:p>1277.05541108222</text:p>
          </table:table-cell>
        </table:table-row>
        <table:table-row table:style-name="ro1">
          <table:table-cell office:value-type="string" calcext:value-type="string">
            <text:p>2002-05-23 16:38:36.455</text:p>
          </table:table-cell>
          <table:table-cell office:value-type="string" calcext:value-type="string">
            <text:p>2002-05-23 16:38:41.448</text:p>
          </table:table-cell>
          <table:table-cell office:value-type="float" office:value="4.993" calcext:value-type="float">
            <text:p>4.9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d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2]/[.C82]; 0)" office:value-type="float" office:value="1278.59002603645" calcext:value-type="float">
            <text:p>1278.59002603645</text:p>
          </table:table-cell>
        </table:table-row>
        <table:table-row table:style-name="ro1">
          <table:table-cell office:value-type="string" calcext:value-type="string">
            <text:p>2002-05-23 16:38:42.448</text:p>
          </table:table-cell>
          <table:table-cell office:value-type="string" calcext:value-type="string">
            <text:p>2002-05-23 16:38:46.4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f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3]/[.C83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8:47.481</text:p>
          </table:table-cell>
          <table:table-cell office:value-type="string" calcext:value-type="string">
            <text:p>2002-05-23 16:38:52.450</text:p>
          </table:table-cell>
          <table:table-cell office:value-type="float" office:value="4.969" calcext:value-type="float">
            <text:p>4.9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00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4]/[.C84]; 0)" office:value-type="float" office:value="1284.7655463876" calcext:value-type="float">
            <text:p>1284.7655463876</text:p>
          </table:table-cell>
        </table:table-row>
        <table:table-row table:style-name="ro1">
          <table:table-cell office:value-type="string" calcext:value-type="string">
            <text:p>2002-05-23 16:38:53.450</text:p>
          </table:table-cell>
          <table:table-cell office:value-type="string" calcext:value-type="string">
            <text:p>2002-05-23 16:38:57.452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2205" calcext:value-type="float">
            <text:p>59202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5]/[.C85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38:58.522</text:p>
          </table:table-cell>
          <table:table-cell office:value-type="string" calcext:value-type="string">
            <text:p>2002-05-23 16:39:03.465</text:p>
          </table:table-cell>
          <table:table-cell office:value-type="float" office:value="4.943" calcext:value-type="float">
            <text:p>4.9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3605" calcext:value-type="float">
            <text:p>59203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6]/[.C86]; 0)" office:value-type="float" office:value="1291.52336637669" calcext:value-type="float">
            <text:p>1291.52336637669</text:p>
          </table:table-cell>
        </table:table-row>
        <table:table-row table:style-name="ro1">
          <table:table-cell office:value-type="string" calcext:value-type="string">
            <text:p>2002-05-23 16:39:04.466</text:p>
          </table:table-cell>
          <table:table-cell office:value-type="string" calcext:value-type="string">
            <text:p>2002-05-23 16:39:09.122</text:p>
          </table:table-cell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400000" calcext:value-type="float">
            <text:p>59204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7]/[.C87]; 0)" office:value-type="float" office:value="1142.6116838488" calcext:value-type="float">
            <text:p>1142.6116838488</text:p>
          </table:table-cell>
        </table:table-row>
        <table:table-row table:style-name="ro1">
          <table:table-cell office:value-type="string" calcext:value-type="string">
            <text:p>2002-05-23 16:39:09.919</text:p>
          </table:table-cell>
          <table:table-cell office:value-type="string" calcext:value-type="string">
            <text:p>2002-05-23 16:39:13.920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6205" calcext:value-type="float">
            <text:p>59206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8]/[.C88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9:14.920</text:p>
          </table:table-cell>
          <table:table-cell office:value-type="string" calcext:value-type="string">
            <text:p>2002-05-23 16:39:18.925</text:p>
          </table:table-cell>
          <table:table-cell office:value-type="float" office:value="4.005" calcext:value-type="float">
            <text:p>4.0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7605" calcext:value-type="float">
            <text:p>59207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89]/[.C89]; 0)" office:value-type="float" office:value="1328.33957553059" calcext:value-type="float">
            <text:p>1328.33957553059</text:p>
          </table:table-cell>
        </table:table-row>
        <table:table-row table:style-name="ro1">
          <table:table-cell office:value-type="string" calcext:value-type="string">
            <text:p>2002-05-23 16:39:19.921</text:p>
          </table:table-cell>
          <table:table-cell office:value-type="string" calcext:value-type="string">
            <text:p>2002-05-23 16:39:24.920</text:p>
          </table:table-cell>
          <table:table-cell office:value-type="float" office:value="4.999" calcext:value-type="float">
            <text:p>4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08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0]/[.C90]; 0)" office:value-type="float" office:value="1277.05541108222" calcext:value-type="float">
            <text:p>1277.05541108222</text:p>
          </table:table-cell>
        </table:table-row>
        <table:table-row table:style-name="ro1">
          <table:table-cell office:value-type="string" calcext:value-type="string">
            <text:p>2002-05-23 16:39:26.920</text:p>
          </table:table-cell>
          <table:table-cell office:value-type="string" calcext:value-type="string">
            <text:p>2002-05-23 16:39:30.922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0a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1]/[.C91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39:31.922</text:p>
          </table:table-cell>
          <table:table-cell office:value-type="string" calcext:value-type="string">
            <text:p>2002-05-23 16:39:35.923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0b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2]/[.C92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9:36.923</text:p>
          </table:table-cell>
          <table:table-cell office:value-type="string" calcext:value-type="string">
            <text:p>2002-05-23 16:39:40.9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0c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3]/[.C93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39:41.924</text:p>
          </table:table-cell>
          <table:table-cell office:value-type="string" calcext:value-type="string">
            <text:p>2002-05-23 16:39:46.9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E+208" calcext:value-type="float">
            <text:p>5.92E+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4]/[.C94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39:47.925</text:p>
          </table:table-cell>
          <table:table-cell office:value-type="string" calcext:value-type="string">
            <text:p>2002-05-23 16:39:51.927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0f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5]/[.C95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39:52.927</text:p>
          </table:table-cell>
          <table:table-cell office:value-type="string" calcext:value-type="string">
            <text:p>2002-05-23 16:39:56.928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1000000" calcext:value-type="float">
            <text:p>5921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6]/[.C96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39:57.928</text:p>
          </table:table-cell>
          <table:table-cell office:value-type="string" calcext:value-type="string">
            <text:p>2002-05-23 16:40:01.9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12205" calcext:value-type="float">
            <text:p>59212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7]/[.C97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40:02.942</text:p>
          </table:table-cell>
          <table:table-cell office:value-type="string" calcext:value-type="string">
            <text:p>2002-05-23 16:40:06.965</text:p>
          </table:table-cell>
          <table:table-cell office:value-type="float" office:value="4.023" calcext:value-type="float">
            <text:p>4.0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13605" calcext:value-type="float">
            <text:p>59213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8]/[.C98]; 0)" office:value-type="float" office:value="1322.39622172508" calcext:value-type="float">
            <text:p>1322.39622172508</text:p>
          </table:table-cell>
        </table:table-row>
        <table:table-row table:style-name="ro1">
          <table:table-cell office:value-type="string" calcext:value-type="string">
            <text:p>2002-05-23 16:40:07.980</text:p>
          </table:table-cell>
          <table:table-cell office:value-type="string" calcext:value-type="string">
            <text:p>2002-05-23 16:40:12.968</text:p>
          </table:table-cell>
          <table:table-cell office:value-type="float" office:value="4.988" calcext:value-type="float">
            <text:p>4.9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14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99]/[.C99]; 0)" office:value-type="float" office:value="1279.87169206095" calcext:value-type="float">
            <text:p>1279.87169206095</text:p>
          </table:table-cell>
        </table:table-row>
        <table:table-row table:style-name="ro1">
          <table:table-cell office:value-type="string" calcext:value-type="string">
            <text:p>2002-05-23 16:40:13.970</text:p>
          </table:table-cell>
          <table:table-cell office:value-type="string" calcext:value-type="string">
            <text:p>2002-05-23 16:40:17.971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16205" calcext:value-type="float">
            <text:p>59216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0]/[.C100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0:18.971</text:p>
          </table:table-cell>
          <table:table-cell office:value-type="string" calcext:value-type="string">
            <text:p>2002-05-23 16:40:23.9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17605" calcext:value-type="float">
            <text:p>59217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1]/[.C101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0:24.971</text:p>
          </table:table-cell>
          <table:table-cell office:value-type="string" calcext:value-type="string">
            <text:p>2002-05-23 16:40:28.977</text:p>
          </table:table-cell>
          <table:table-cell office:value-type="float" office:value="4.006" calcext:value-type="float">
            <text:p>4.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1800000" calcext:value-type="float">
            <text:p>59218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2]/[.C102]; 0)" office:value-type="float" office:value="1328.00798801797" calcext:value-type="float">
            <text:p>1328.00798801797</text:p>
          </table:table-cell>
        </table:table-row>
        <table:table-row table:style-name="ro1">
          <table:table-cell office:value-type="string" calcext:value-type="string">
            <text:p>2002-05-23 16:40:29.978</text:p>
          </table:table-cell>
          <table:table-cell office:value-type="string" calcext:value-type="string">
            <text:p>2002-05-23 16:40:34.9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1a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3]/[.C103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0:35.979</text:p>
          </table:table-cell>
          <table:table-cell office:value-type="string" calcext:value-type="string">
            <text:p>2002-05-23 16:40:40.9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1b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4]/[.C104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0:41.979</text:p>
          </table:table-cell>
          <table:table-cell office:value-type="string" calcext:value-type="string">
            <text:p>2002-05-23 16:40:45.980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1d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5]/[.C105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0:47.054</text:p>
          </table:table-cell>
          <table:table-cell office:value-type="string" calcext:value-type="string">
            <text:p>2002-05-23 16:40:51.980</text:p>
          </table:table-cell>
          <table:table-cell office:value-type="float" office:value="4.926" calcext:value-type="float">
            <text:p>4.9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5921e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6]/[.C106]; 0)" office:value-type="float" office:value="1511.9772634998" calcext:value-type="float">
            <text:p>1511.9772634998</text:p>
          </table:table-cell>
        </table:table-row>
        <table:table-row table:style-name="ro1">
          <table:table-cell office:value-type="string" calcext:value-type="string">
            <text:p>2002-05-23 16:40:52.982</text:p>
          </table:table-cell>
          <table:table-cell office:value-type="string" calcext:value-type="string">
            <text:p>2002-05-23 16:40:56.983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1f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7]/[.C107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0:58.001</text:p>
          </table:table-cell>
          <table:table-cell office:value-type="string" calcext:value-type="string">
            <text:p>2002-05-23 16:41:02.986</text:p>
          </table:table-cell>
          <table:table-cell office:value-type="float" office:value="4.985" calcext:value-type="float">
            <text:p>4.9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1205" calcext:value-type="float">
            <text:p>59221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8]/[.C108]; 0)" office:value-type="float" office:value="1280.64192577733" calcext:value-type="float">
            <text:p>1280.64192577733</text:p>
          </table:table-cell>
        </table:table-row>
        <table:table-row table:style-name="ro1">
          <table:table-cell office:value-type="string" calcext:value-type="string">
            <text:p>2002-05-23 16:41:03.985</text:p>
          </table:table-cell>
          <table:table-cell office:value-type="string" calcext:value-type="string">
            <text:p>2002-05-23 16:41:08.012</text:p>
          </table:table-cell>
          <table:table-cell office:value-type="float" office:value="4.027" calcext:value-type="float">
            <text:p>4.0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22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09]/[.C109]; 0)" office:value-type="float" office:value="1321.08269183015" calcext:value-type="float">
            <text:p>1321.08269183015</text:p>
          </table:table-cell>
        </table:table-row>
        <table:table-row table:style-name="ro1">
          <table:table-cell office:value-type="string" calcext:value-type="string">
            <text:p>2002-05-23 16:41:09.014</text:p>
          </table:table-cell>
          <table:table-cell office:value-type="string" calcext:value-type="string">
            <text:p>2002-05-23 16:41:13.015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300000" calcext:value-type="float">
            <text:p>59223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0]/[.C110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1:14.016</text:p>
          </table:table-cell>
          <table:table-cell office:value-type="string" calcext:value-type="string">
            <text:p>2002-05-23 16:41:18.017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5205" calcext:value-type="float">
            <text:p>59225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1]/[.C111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1:19.029</text:p>
          </table:table-cell>
          <table:table-cell office:value-type="string" calcext:value-type="string">
            <text:p>2002-05-23 16:41:23.154</text:p>
          </table:table-cell>
          <table:table-cell office:value-type="float" office:value="4.125" calcext:value-type="float">
            <text:p>4.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6605" calcext:value-type="float">
            <text:p>5922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2]/[.C112]; 0)" office:value-type="float" office:value="1289.69696969697" calcext:value-type="float">
            <text:p>1289.69696969697</text:p>
          </table:table-cell>
        </table:table-row>
        <table:table-row table:style-name="ro1">
          <table:table-cell office:value-type="string" calcext:value-type="string">
            <text:p>2002-05-23 16:41:24.155</text:p>
          </table:table-cell>
          <table:table-cell office:value-type="string" calcext:value-type="string">
            <text:p>2002-05-23 16:41:29.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27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3]/[.C113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1:30.155</text:p>
          </table:table-cell>
          <table:table-cell office:value-type="string" calcext:value-type="string">
            <text:p>2002-05-23 16:41:34.160</text:p>
          </table:table-cell>
          <table:table-cell office:value-type="float" office:value="4.005" calcext:value-type="float">
            <text:p>4.0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9205" calcext:value-type="float">
            <text:p>59229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4]/[.C114]; 0)" office:value-type="float" office:value="1328.33957553059" calcext:value-type="float">
            <text:p>1328.33957553059</text:p>
          </table:table-cell>
        </table:table-row>
        <table:table-row table:style-name="ro1">
          <table:table-cell office:value-type="string" calcext:value-type="string">
            <text:p>2002-05-23 16:41:35.170</text:p>
          </table:table-cell>
          <table:table-cell office:value-type="string" calcext:value-type="string">
            <text:p>2002-05-23 16:41:40.160</text:p>
          </table:table-cell>
          <table:table-cell office:value-type="float" office:value="4.99" calcext:value-type="float">
            <text:p>4.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2a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5]/[.C115]; 0)" office:value-type="float" office:value="1279.35871743487" calcext:value-type="float">
            <text:p>1279.35871743487</text:p>
          </table:table-cell>
        </table:table-row>
        <table:table-row table:style-name="ro1">
          <table:table-cell office:value-type="string" calcext:value-type="string">
            <text:p>2002-05-23 16:41:41.160</text:p>
          </table:table-cell>
          <table:table-cell office:value-type="string" calcext:value-type="string">
            <text:p>2002-05-23 16:41:45.162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2b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6]/[.C116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1:46.162</text:p>
          </table:table-cell>
          <table:table-cell office:value-type="string" calcext:value-type="string">
            <text:p>2002-05-23 16:41:51.1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2d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7]/[.C117]; 0)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02-05-23 16:41:52.163</text:p>
          </table:table-cell>
          <table:table-cell office:value-type="string" calcext:value-type="string">
            <text:p>2002-05-23 16:41:57.162</text:p>
          </table:table-cell>
          <table:table-cell office:value-type="float" office:value="4.999" calcext:value-type="float">
            <text:p>4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2e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8]/[.C118]; 0)" office:value-type="float" office:value="1064.21284256851" calcext:value-type="float">
            <text:p>1064.21284256851</text:p>
          </table:table-cell>
        </table:table-row>
        <table:table-row table:style-name="ro1">
          <table:table-cell office:value-type="string" calcext:value-type="string">
            <text:p>2002-05-23 16:41:58.163</text:p>
          </table:table-cell>
          <table:table-cell office:value-type="string" calcext:value-type="string">
            <text:p>2002-05-23 16:42:02.168</text:p>
          </table:table-cell>
          <table:table-cell office:value-type="float" office:value="4.005" calcext:value-type="float">
            <text:p>4.0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30205" calcext:value-type="float">
            <text:p>59230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19]/[.C119]; 0)" office:value-type="float" office:value="1328.33957553059" calcext:value-type="float">
            <text:p>1328.33957553059</text:p>
          </table:table-cell>
        </table:table-row>
        <table:table-row table:style-name="ro1">
          <table:table-cell office:value-type="string" calcext:value-type="string">
            <text:p>2002-05-23 16:42:03.169</text:p>
          </table:table-cell>
          <table:table-cell office:value-type="string" calcext:value-type="string">
            <text:p>2002-05-23 16:42:08.1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31605" calcext:value-type="float">
            <text:p>59231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0]/[.C120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2:09.170</text:p>
          </table:table-cell>
          <table:table-cell office:value-type="string" calcext:value-type="string">
            <text:p>2002-05-23 16:42:13.191</text:p>
          </table:table-cell>
          <table:table-cell office:value-type="float" office:value="4.021" calcext:value-type="float">
            <text:p>4.0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3200000" calcext:value-type="float">
            <text:p>5923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1]/[.C121]; 0)" office:value-type="float" office:value="1323.05396667496" calcext:value-type="float">
            <text:p>1323.05396667496</text:p>
          </table:table-cell>
        </table:table-row>
        <table:table-row table:style-name="ro1">
          <table:table-cell office:value-type="string" calcext:value-type="string">
            <text:p>2002-05-23 16:42:14.192</text:p>
          </table:table-cell>
          <table:table-cell office:value-type="string" calcext:value-type="string">
            <text:p>2002-05-23 16:42:18.194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34205" calcext:value-type="float">
            <text:p>59234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2]/[.C122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2:19.194</text:p>
          </table:table-cell>
          <table:table-cell office:value-type="string" calcext:value-type="string">
            <text:p>2002-05-23 16:42:23.193</text:p>
          </table:table-cell>
          <table:table-cell office:value-type="float" office:value="3.999" calcext:value-type="float">
            <text:p>3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35605" calcext:value-type="float">
            <text:p>5923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3]/[.C123]; 0)" office:value-type="float" office:value="1330.33258314579" calcext:value-type="float">
            <text:p>1330.33258314579</text:p>
          </table:table-cell>
        </table:table-row>
        <table:table-row table:style-name="ro1">
          <table:table-cell office:value-type="string" calcext:value-type="string">
            <text:p>2002-05-23 16:42:24.247</text:p>
          </table:table-cell>
          <table:table-cell office:value-type="string" calcext:value-type="string">
            <text:p>2002-05-23 16:42:29.196</text:p>
          </table:table-cell>
          <table:table-cell office:value-type="float" office:value="4.949" calcext:value-type="float">
            <text:p>4.9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36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4]/[.C124]; 0)" office:value-type="float" office:value="1289.95756718529" calcext:value-type="float">
            <text:p>1289.95756718529</text:p>
          </table:table-cell>
        </table:table-row>
        <table:table-row table:style-name="ro1">
          <table:table-cell office:value-type="string" calcext:value-type="string">
            <text:p>2002-05-23 16:42:30.196</text:p>
          </table:table-cell>
          <table:table-cell office:value-type="string" calcext:value-type="string">
            <text:p>2002-05-23 16:42:35.1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38205" calcext:value-type="float">
            <text:p>5923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5]/[.C125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2:36.196</text:p>
          </table:table-cell>
          <table:table-cell office:value-type="string" calcext:value-type="string">
            <text:p>2002-05-23 16:42:40.197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39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6]/[.C126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2:41.197</text:p>
          </table:table-cell>
          <table:table-cell office:value-type="string" calcext:value-type="string">
            <text:p>2002-05-23 16:42:46.1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3a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7]/[.C127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2:47.199</text:p>
          </table:table-cell>
          <table:table-cell office:value-type="string" calcext:value-type="string">
            <text:p>2002-05-23 16:42:51.361</text:p>
          </table:table-cell>
          <table:table-cell office:value-type="float" office:value="4.162" calcext:value-type="float">
            <text:p>4.1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3c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8]/[.C128]; 0)" office:value-type="float" office:value="1278.23161941374" calcext:value-type="float">
            <text:p>1278.23161941374</text:p>
          </table:table-cell>
        </table:table-row>
        <table:table-row table:style-name="ro1">
          <table:table-cell office:value-type="string" calcext:value-type="string">
            <text:p>2002-05-23 16:42:52.361</text:p>
          </table:table-cell>
          <table:table-cell office:value-type="string" calcext:value-type="string">
            <text:p>2002-05-23 16:42:56.362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3d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29]/[.C129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2:57.363</text:p>
          </table:table-cell>
          <table:table-cell office:value-type="string" calcext:value-type="string">
            <text:p>2002-05-23 16:43:02.362</text:p>
          </table:table-cell>
          <table:table-cell office:value-type="float" office:value="4.999" calcext:value-type="float">
            <text:p>4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3e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0]/[.C130]; 0)" office:value-type="float" office:value="1277.05541108222" calcext:value-type="float">
            <text:p>1277.05541108222</text:p>
          </table:table-cell>
        </table:table-row>
        <table:table-row table:style-name="ro1">
          <table:table-cell office:value-type="string" calcext:value-type="string">
            <text:p>2002-05-23 16:43:03.363</text:p>
          </table:table-cell>
          <table:table-cell office:value-type="string" calcext:value-type="string">
            <text:p>2002-05-23 16:43:07.364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0605" calcext:value-type="float">
            <text:p>5924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1]/[.C131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3:08.364</text:p>
          </table:table-cell>
          <table:table-cell office:value-type="string" calcext:value-type="string">
            <text:p>2002-05-23 16:43:12.3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1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2]/[.C132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43:13.433</text:p>
          </table:table-cell>
          <table:table-cell office:value-type="string" calcext:value-type="string">
            <text:p>2002-05-23 16:43:18.398</text:p>
          </table:table-cell>
          <table:table-cell office:value-type="float" office:value="4.965" calcext:value-type="float">
            <text:p>4.9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200000" calcext:value-type="float">
            <text:p>5924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3]/[.C133]; 0)" office:value-type="float" office:value="1285.80060422961" calcext:value-type="float">
            <text:p>1285.80060422961</text:p>
          </table:table-cell>
        </table:table-row>
        <table:table-row table:style-name="ro1">
          <table:table-cell office:value-type="string" calcext:value-type="string">
            <text:p>2002-05-23 16:43:19.399</text:p>
          </table:table-cell>
          <table:table-cell office:value-type="string" calcext:value-type="string">
            <text:p>2002-05-23 16:43:23.400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4605" calcext:value-type="float">
            <text:p>5924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4]/[.C134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3:24.402</text:p>
          </table:table-cell>
          <table:table-cell office:value-type="string" calcext:value-type="string">
            <text:p>2002-05-23 16:43:28.410</text:p>
          </table:table-cell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5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5]/[.C135]; 0)" office:value-type="float" office:value="1327.34530938124" calcext:value-type="float">
            <text:p>1327.34530938124</text:p>
          </table:table-cell>
        </table:table-row>
        <table:table-row table:style-name="ro1">
          <table:table-cell office:value-type="string" calcext:value-type="string">
            <text:p>2002-05-23 16:43:29.410</text:p>
          </table:table-cell>
          <table:table-cell office:value-type="string" calcext:value-type="string">
            <text:p>2002-05-23 16:43:33.411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600000" calcext:value-type="float">
            <text:p>59246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6]/[.C136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3:34.413</text:p>
          </table:table-cell>
          <table:table-cell office:value-type="string" calcext:value-type="string">
            <text:p>2002-05-23 16:43:39.412</text:p>
          </table:table-cell>
          <table:table-cell office:value-type="float" office:value="4.999" calcext:value-type="float">
            <text:p>4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8205" calcext:value-type="float">
            <text:p>5924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7]/[.C137]; 0)" office:value-type="float" office:value="1277.05541108222" calcext:value-type="float">
            <text:p>1277.05541108222</text:p>
          </table:table-cell>
        </table:table-row>
        <table:table-row table:style-name="ro1">
          <table:table-cell office:value-type="string" calcext:value-type="string">
            <text:p>2002-05-23 16:43:40.412</text:p>
          </table:table-cell>
          <table:table-cell office:value-type="string" calcext:value-type="string">
            <text:p>2002-05-23 16:43:44.414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9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8]/[.C138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3:45.414</text:p>
          </table:table-cell>
          <table:table-cell office:value-type="string" calcext:value-type="string">
            <text:p>2002-05-23 16:43:49.415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a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9]/[.C139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3:50.415</text:p>
          </table:table-cell>
          <table:table-cell office:value-type="string" calcext:value-type="string">
            <text:p>2002-05-23 16:43:55.407</text:p>
          </table:table-cell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c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0]/[.C140]; 0)" office:value-type="float" office:value="1278.84615384615" calcext:value-type="float">
            <text:p>1278.84615384615</text:p>
          </table:table-cell>
        </table:table-row>
        <table:table-row table:style-name="ro1">
          <table:table-cell office:value-type="string" calcext:value-type="string">
            <text:p>2002-05-23 16:43:56.407</text:p>
          </table:table-cell>
          <table:table-cell office:value-type="string" calcext:value-type="string">
            <text:p>2002-05-23 16:44:01.406</text:p>
          </table:table-cell>
          <table:table-cell office:value-type="float" office:value="4.999" calcext:value-type="float">
            <text:p>4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d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1]/[.C141]; 0)" office:value-type="float" office:value="1064.21284256851" calcext:value-type="float">
            <text:p>1064.21284256851</text:p>
          </table:table-cell>
        </table:table-row>
        <table:table-row table:style-name="ro1">
          <table:table-cell office:value-type="string" calcext:value-type="string">
            <text:p>2002-05-23 16:44:02.408</text:p>
          </table:table-cell>
          <table:table-cell office:value-type="string" calcext:value-type="string">
            <text:p>2002-05-23 16:44:06.410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f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2]/[.C142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4:07.418</text:p>
          </table:table-cell>
          <table:table-cell office:value-type="string" calcext:value-type="string">
            <text:p>2002-05-23 16:44:11.419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50605" calcext:value-type="float">
            <text:p>5925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3]/[.C143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4:12.420</text:p>
          </table:table-cell>
          <table:table-cell office:value-type="string" calcext:value-type="string">
            <text:p>2002-05-23 16:44:16.461</text:p>
          </table:table-cell>
          <table:table-cell office:value-type="float" office:value="4.041" calcext:value-type="float">
            <text:p>4.0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51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4]/[.C144]; 0)" office:value-type="float" office:value="1316.50581539223" calcext:value-type="float">
            <text:p>1316.50581539223</text:p>
          </table:table-cell>
        </table:table-row>
        <table:table-row table:style-name="ro1">
          <table:table-cell office:value-type="string" calcext:value-type="string">
            <text:p>2002-05-23 16:44:17.431</text:p>
          </table:table-cell>
          <table:table-cell office:value-type="string" calcext:value-type="string">
            <text:p>2002-05-23 16:44:21.455</text:p>
          </table:table-cell>
          <table:table-cell office:value-type="float" office:value="4.024" calcext:value-type="float">
            <text:p>4.0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5200000" calcext:value-type="float">
            <text:p>5925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5]/[.C145]; 0)" office:value-type="float" office:value="1322.0675944334" calcext:value-type="float">
            <text:p>1322.0675944334</text:p>
          </table:table-cell>
        </table:table-row>
        <table:table-row table:style-name="ro1">
          <table:table-cell office:value-type="string" calcext:value-type="string">
            <text:p>2002-05-23 16:44:22.455</text:p>
          </table:table-cell>
          <table:table-cell office:value-type="string" calcext:value-type="string">
            <text:p>2002-05-23 16:44:26.457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54205" calcext:value-type="float">
            <text:p>59254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6]/[.C146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4:27.457</text:p>
          </table:table-cell>
          <table:table-cell office:value-type="string" calcext:value-type="string">
            <text:p>2002-05-23 16:44:31.480</text:p>
          </table:table-cell>
          <table:table-cell office:value-type="float" office:value="4.023" calcext:value-type="float">
            <text:p>4.0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55605" calcext:value-type="float">
            <text:p>5925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7]/[.C147]; 0)" office:value-type="float" office:value="1322.39622172508" calcext:value-type="float">
            <text:p>1322.39622172508</text:p>
          </table:table-cell>
        </table:table-row>
        <table:table-row table:style-name="ro1">
          <table:table-cell office:value-type="string" calcext:value-type="string">
            <text:p>2002-05-23 16:44:32.459</text:p>
          </table:table-cell>
          <table:table-cell office:value-type="string" calcext:value-type="string">
            <text:p>2002-05-23 16:44:37.4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56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8]/[.C148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4:38.496</text:p>
          </table:table-cell>
          <table:table-cell office:value-type="string" calcext:value-type="string">
            <text:p>2002-05-23 16:44:43.461</text:p>
          </table:table-cell>
          <table:table-cell office:value-type="float" office:value="4.965" calcext:value-type="float">
            <text:p>4.9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58205" calcext:value-type="float">
            <text:p>5925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9]/[.C149]; 0)" office:value-type="float" office:value="1071.50050352467" calcext:value-type="float">
            <text:p>1071.50050352467</text:p>
          </table:table-cell>
        </table:table-row>
        <table:table-row table:style-name="ro1">
          <table:table-cell office:value-type="string" calcext:value-type="string">
            <text:p>2002-05-23 16:44:44.462</text:p>
          </table:table-cell>
          <table:table-cell office:value-type="string" calcext:value-type="string">
            <text:p>2002-05-23 16:44:49.4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59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0]/[.C150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4:50.478</text:p>
          </table:table-cell>
          <table:table-cell office:value-type="string" calcext:value-type="string">
            <text:p>2002-05-23 16:44:55.467</text:p>
          </table:table-cell>
          <table:table-cell office:value-type="float" office:value="4.989" calcext:value-type="float">
            <text:p>4.9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5b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1]/[.C151]; 0)" office:value-type="float" office:value="1279.61515333734" calcext:value-type="float">
            <text:p>1279.61515333734</text:p>
          </table:table-cell>
        </table:table-row>
        <table:table-row table:style-name="ro1">
          <table:table-cell office:value-type="string" calcext:value-type="string">
            <text:p>2002-05-23 16:44:56.469</text:p>
          </table:table-cell>
          <table:table-cell office:value-type="string" calcext:value-type="string">
            <text:p>2002-05-23 16:45:00.472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5c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2]/[.C152]; 0)" office:value-type="float" office:value="1329.00324756433" calcext:value-type="float">
            <text:p>1329.00324756433</text:p>
          </table:table-cell>
        </table:table-row>
        <table:table-row table:style-name="ro1">
          <table:table-cell office:value-type="string" calcext:value-type="string">
            <text:p>2002-05-23 16:45:01.473</text:p>
          </table:table-cell>
          <table:table-cell office:value-type="string" calcext:value-type="string">
            <text:p>2002-05-23 16:45:05.477</text:p>
          </table:table-cell>
          <table:table-cell office:value-type="float" office:value="4.004" calcext:value-type="float">
            <text:p>4.0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5d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3]/[.C153]; 0)" office:value-type="float" office:value="1328.67132867133" calcext:value-type="float">
            <text:p>1328.67132867133</text:p>
          </table:table-cell>
        </table:table-row>
        <table:table-row table:style-name="ro1">
          <table:table-cell office:value-type="string" calcext:value-type="string">
            <text:p>2002-05-23 16:45:06.479</text:p>
          </table:table-cell>
          <table:table-cell office:value-type="string" calcext:value-type="string">
            <text:p>2002-05-23 16:45:10.491</text:p>
          </table:table-cell>
          <table:table-cell office:value-type="float" office:value="4.012" calcext:value-type="float">
            <text:p>4.0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5f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4]/[.C154]; 0)" office:value-type="float" office:value="1326.02193419741" calcext:value-type="float">
            <text:p>1326.02193419741</text:p>
          </table:table-cell>
        </table:table-row>
        <table:table-row table:style-name="ro1">
          <table:table-cell office:value-type="string" calcext:value-type="string">
            <text:p>2002-05-23 16:45:11.491</text:p>
          </table:table-cell>
          <table:table-cell office:value-type="string" calcext:value-type="string">
            <text:p>2002-05-23 16:45:14.495</text:p>
          </table:table-cell>
          <table:table-cell office:value-type="float" office:value="3.004" calcext:value-type="float">
            <text:p>3.0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0605" calcext:value-type="float">
            <text:p>5926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5]/[.C155]; 0)" office:value-type="float" office:value="1416.7776298269" calcext:value-type="float">
            <text:p>1416.7776298269</text:p>
          </table:table-cell>
        </table:table-row>
        <table:table-row table:style-name="ro1">
          <table:table-cell office:value-type="string" calcext:value-type="string">
            <text:p>2002-05-23 16:45:16.496</text:p>
          </table:table-cell>
          <table:table-cell office:value-type="string" calcext:value-type="string">
            <text:p>2002-05-23 16:45:20.512</text:p>
          </table:table-cell>
          <table:table-cell office:value-type="float" office:value="4.016" calcext:value-type="float">
            <text:p>4.0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1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6]/[.C156]; 0)" office:value-type="float" office:value="1324.70119521912" calcext:value-type="float">
            <text:p>1324.70119521912</text:p>
          </table:table-cell>
        </table:table-row>
        <table:table-row table:style-name="ro1">
          <table:table-cell office:value-type="string" calcext:value-type="string">
            <text:p>2002-05-23 16:45:21.516</text:p>
          </table:table-cell>
          <table:table-cell office:value-type="string" calcext:value-type="string">
            <text:p>2002-05-23 16:45:25.531</text:p>
          </table:table-cell>
          <table:table-cell office:value-type="float" office:value="4.015" calcext:value-type="float">
            <text:p>4.0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200000" calcext:value-type="float">
            <text:p>5926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7]/[.C157]; 0)" office:value-type="float" office:value="1325.03113325031" calcext:value-type="float">
            <text:p>1325.03113325031</text:p>
          </table:table-cell>
        </table:table-row>
        <table:table-row table:style-name="ro1">
          <table:table-cell office:value-type="string" calcext:value-type="string">
            <text:p>2002-05-23 16:45:26.530</text:p>
          </table:table-cell>
          <table:table-cell office:value-type="string" calcext:value-type="string">
            <text:p>2002-05-23 16:45:30.535</text:p>
          </table:table-cell>
          <table:table-cell office:value-type="float" office:value="4.005" calcext:value-type="float">
            <text:p>4.0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4205" calcext:value-type="float">
            <text:p>59264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58]/[.C158]; 0)" office:value-type="float" office:value="1328.33957553059" calcext:value-type="float">
            <text:p>1328.33957553059</text:p>
          </table:table-cell>
        </table:table-row>
        <table:table-row table:style-name="ro1">
          <table:table-cell office:value-type="string" calcext:value-type="string">
            <text:p>2002-05-23 16:45:31.536</text:p>
          </table:table-cell>
          <table:table-cell office:value-type="string" calcext:value-type="string">
            <text:p>2002-05-23 16:45:33.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5605" calcext:value-type="float">
            <text:p>5926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92" calcext:value-type="float">
            <text:p>3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159]/[.C159]; 0)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2002-05-23 16:45:35.537</text:p>
          </table:table-cell>
          <table:table-cell office:value-type="string" calcext:value-type="string">
            <text:p>2002-05-23 16:45:39.541</text:p>
          </table:table-cell>
          <table:table-cell office:value-type="float" office:value="4.004" calcext:value-type="float">
            <text:p>4.0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6605" calcext:value-type="float">
            <text:p>5926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0]/[.C160]; 0)" office:value-type="float" office:value="1328.67132867133" calcext:value-type="float">
            <text:p>1328.67132867133</text:p>
          </table:table-cell>
        </table:table-row>
        <table:table-row table:style-name="ro1">
          <table:table-cell office:value-type="string" calcext:value-type="string">
            <text:p>2002-05-23 16:45:40.542</text:p>
          </table:table-cell>
          <table:table-cell office:value-type="string" calcext:value-type="string">
            <text:p>2002-05-23 16:45:44.543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7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1]/[.C161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5:45.544</text:p>
          </table:table-cell>
          <table:table-cell office:value-type="string" calcext:value-type="string">
            <text:p>2002-05-23 16:45:49.547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6800000" calcext:value-type="float">
            <text:p>59268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2]/[.C162]; 0)" office:value-type="float" office:value="1329.00324756433" calcext:value-type="float">
            <text:p>1329.00324756433</text:p>
          </table:table-cell>
        </table:table-row>
        <table:table-row table:style-name="ro1">
          <table:table-cell office:value-type="string" calcext:value-type="string">
            <text:p>2002-05-23 16:45:50.547</text:p>
          </table:table-cell>
          <table:table-cell office:value-type="string" calcext:value-type="string">
            <text:p>2002-05-23 16:45:54.549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a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3]/[.C163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5:55.550</text:p>
          </table:table-cell>
          <table:table-cell office:value-type="string" calcext:value-type="string">
            <text:p>2002-05-23 16:45:58.552</text:p>
          </table:table-cell>
          <table:table-cell office:value-type="float" office:value="3.002" calcext:value-type="float">
            <text:p>3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b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4]/[.C164]; 0)" office:value-type="float" office:value="1417.72151898734" calcext:value-type="float">
            <text:p>1417.72151898734</text:p>
          </table:table-cell>
        </table:table-row>
        <table:table-row table:style-name="ro1">
          <table:table-cell office:value-type="string" calcext:value-type="string">
            <text:p>2002-05-23 16:46:00.553</text:p>
          </table:table-cell>
          <table:table-cell office:value-type="string" calcext:value-type="string">
            <text:p>2002-05-23 16:46:04.555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c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5]/[.C165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6:05.556</text:p>
          </table:table-cell>
          <table:table-cell office:value-type="string" calcext:value-type="string">
            <text:p>2002-05-23 16:46:09.558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d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6]/[.C166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6:10.559</text:p>
          </table:table-cell>
          <table:table-cell office:value-type="string" calcext:value-type="string">
            <text:p>2002-05-23 16:46:14.600</text:p>
          </table:table-cell>
          <table:table-cell office:value-type="float" office:value="4.041" calcext:value-type="float">
            <text:p>4.0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f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7]/[.C167]; 0)" office:value-type="float" office:value="1316.50581539223" calcext:value-type="float">
            <text:p>1316.50581539223</text:p>
          </table:table-cell>
        </table:table-row>
        <table:table-row table:style-name="ro1">
          <table:table-cell office:value-type="string" calcext:value-type="string">
            <text:p>2002-05-23 16:46:15.561</text:p>
          </table:table-cell>
          <table:table-cell office:value-type="string" calcext:value-type="string">
            <text:p>2002-05-23 16:46:18.563</text:p>
          </table:table-cell>
          <table:table-cell office:value-type="float" office:value="3.002" calcext:value-type="float">
            <text:p>3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70605" calcext:value-type="float">
            <text:p>5927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8]/[.C168]; 0)" office:value-type="float" office:value="1417.72151898734" calcext:value-type="float">
            <text:p>1417.72151898734</text:p>
          </table:table-cell>
        </table:table-row>
        <table:table-row table:style-name="ro1">
          <table:table-cell office:value-type="string" calcext:value-type="string">
            <text:p>2002-05-23 16:46:20.564</text:p>
          </table:table-cell>
          <table:table-cell office:value-type="string" calcext:value-type="string">
            <text:p>2002-05-23 16:46:24.581</text:p>
          </table:table-cell>
          <table:table-cell office:value-type="float" office:value="4.017" calcext:value-type="float">
            <text:p>4.0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1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9]/[.C169]; 0)" office:value-type="float" office:value="1324.3714214588" calcext:value-type="float">
            <text:p>1324.3714214588</text:p>
          </table:table-cell>
        </table:table-row>
        <table:table-row table:style-name="ro1">
          <table:table-cell office:value-type="string" calcext:value-type="string">
            <text:p>2002-05-23 16:46:25.582</text:p>
          </table:table-cell>
          <table:table-cell office:value-type="string" calcext:value-type="string">
            <text:p>2002-05-23 16:46:29.585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7200000" calcext:value-type="float">
            <text:p>5927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0]/[.C170]; 0)" office:value-type="float" office:value="1329.00324756433" calcext:value-type="float">
            <text:p>1329.00324756433</text:p>
          </table:table-cell>
        </table:table-row>
        <table:table-row table:style-name="ro1">
          <table:table-cell office:value-type="string" calcext:value-type="string">
            <text:p>2002-05-23 16:46:30.586</text:p>
          </table:table-cell>
          <table:table-cell office:value-type="string" calcext:value-type="string">
            <text:p>2002-05-23 16:46:34.591</text:p>
          </table:table-cell>
          <table:table-cell office:value-type="float" office:value="4.005" calcext:value-type="float">
            <text:p>4.0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74205" calcext:value-type="float">
            <text:p>59274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1]/[.C171]; 0)" office:value-type="float" office:value="1328.33957553059" calcext:value-type="float">
            <text:p>1328.33957553059</text:p>
          </table:table-cell>
        </table:table-row>
        <table:table-row table:style-name="ro1">
          <table:table-cell office:value-type="string" calcext:value-type="string">
            <text:p>2002-05-23 16:46:35.587</text:p>
          </table:table-cell>
          <table:table-cell office:value-type="string" calcext:value-type="string">
            <text:p>2002-05-23 16:46:39.589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75605" calcext:value-type="float">
            <text:p>5927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2]/[.C172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6:40.589</text:p>
          </table:table-cell>
          <table:table-cell office:value-type="string" calcext:value-type="string">
            <text:p>2002-05-23 16:46:44.671</text:p>
          </table:table-cell>
          <table:table-cell office:value-type="float" office:value="4.082" calcext:value-type="float">
            <text:p>4.0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6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3]/[.C173]; 0)" office:value-type="float" office:value="1303.28270455659" calcext:value-type="float">
            <text:p>1303.28270455659</text:p>
          </table:table-cell>
        </table:table-row>
        <table:table-row table:style-name="ro1">
          <table:table-cell office:value-type="string" calcext:value-type="string">
            <text:p>2002-05-23 16:46:45.590</text:p>
          </table:table-cell>
          <table:table-cell office:value-type="string" calcext:value-type="string">
            <text:p>2002-05-23 16:46:49.593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7700000" calcext:value-type="float">
            <text:p>59277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4]/[.C174]; 0)" office:value-type="float" office:value="1329.00324756433" calcext:value-type="float">
            <text:p>1329.00324756433</text:p>
          </table:table-cell>
        </table:table-row>
        <table:table-row table:style-name="ro1">
          <table:table-cell office:value-type="string" calcext:value-type="string">
            <text:p>2002-05-23 16:46:50.593</text:p>
          </table:table-cell>
          <table:table-cell office:value-type="string" calcext:value-type="string">
            <text:p>2002-05-23 16:46:54.686</text:p>
          </table:table-cell>
          <table:table-cell office:value-type="float" office:value="4.093" calcext:value-type="float">
            <text:p>4.0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79205" calcext:value-type="float">
            <text:p>59279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5]/[.C175]; 0)" office:value-type="float" office:value="1299.780112387" calcext:value-type="float">
            <text:p>1299.780112387</text:p>
          </table:table-cell>
        </table:table-row>
        <table:table-row table:style-name="ro1">
          <table:table-cell office:value-type="string" calcext:value-type="string">
            <text:p>2002-05-23 16:46:55.594</text:p>
          </table:table-cell>
          <table:table-cell office:value-type="string" calcext:value-type="string">
            <text:p>2002-05-23 16:46:59.596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a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6]/[.C176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7:00.597</text:p>
          </table:table-cell>
          <table:table-cell office:value-type="string" calcext:value-type="string">
            <text:p>2002-05-23 16:47:04.598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b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7]/[.C177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7:05.599</text:p>
          </table:table-cell>
          <table:table-cell office:value-type="string" calcext:value-type="string">
            <text:p>2002-05-23 16:47:09.600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c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8]/[.C178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7:10.600</text:p>
          </table:table-cell>
          <table:table-cell office:value-type="string" calcext:value-type="string">
            <text:p>2002-05-23 16:47:14.733</text:p>
          </table:table-cell>
          <table:table-cell office:value-type="float" office:value="4.133" calcext:value-type="float">
            <text:p>4.1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7E+208" calcext:value-type="float">
            <text:p>5.927E+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9]/[.C179]; 0)" office:value-type="float" office:value="1287.20058069199" calcext:value-type="float">
            <text:p>1287.20058069199</text:p>
          </table:table-cell>
        </table:table-row>
        <table:table-row table:style-name="ro1">
          <table:table-cell office:value-type="string" calcext:value-type="string">
            <text:p>2002-05-23 16:47:15.601</text:p>
          </table:table-cell>
          <table:table-cell office:value-type="string" calcext:value-type="string">
            <text:p>2002-05-23 16:47:19.603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f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0]/[.C180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7:20.603</text:p>
          </table:table-cell>
          <table:table-cell office:value-type="string" calcext:value-type="string">
            <text:p>2002-05-23 16:47:24.604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0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1]/[.C181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7:25.604</text:p>
          </table:table-cell>
          <table:table-cell office:value-type="string" calcext:value-type="string">
            <text:p>2002-05-23 16:47:29.633</text:p>
          </table:table-cell>
          <table:table-cell office:value-type="float" office:value="4.029" calcext:value-type="float">
            <text:p>4.0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100000" calcext:value-type="float">
            <text:p>5928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2]/[.C182]; 0)" office:value-type="float" office:value="1320.42690493919" calcext:value-type="float">
            <text:p>1320.42690493919</text:p>
          </table:table-cell>
        </table:table-row>
        <table:table-row table:style-name="ro1">
          <table:table-cell office:value-type="string" calcext:value-type="string">
            <text:p>2002-05-23 16:47:30.635</text:p>
          </table:table-cell>
          <table:table-cell office:value-type="string" calcext:value-type="string">
            <text:p>2002-05-23 16:47:34.636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3205" calcext:value-type="float">
            <text:p>59283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3]/[.C183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7:35.636</text:p>
          </table:table-cell>
          <table:table-cell office:value-type="string" calcext:value-type="string">
            <text:p>2002-05-23 16:47:39.637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4605" calcext:value-type="float">
            <text:p>5928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4]/[.C184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7:40.638</text:p>
          </table:table-cell>
          <table:table-cell office:value-type="string" calcext:value-type="string">
            <text:p>2002-05-23 16:47:44.639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5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5]/[.C185]; 0)" office:value-type="float" office:value="1063.73406648338" calcext:value-type="float">
            <text:p>1063.73406648338</text:p>
          </table:table-cell>
        </table:table-row>
        <table:table-row table:style-name="ro1">
          <table:table-cell office:value-type="string" calcext:value-type="string">
            <text:p>2002-05-23 16:47:45.640</text:p>
          </table:table-cell>
          <table:table-cell office:value-type="string" calcext:value-type="string">
            <text:p>2002-05-23 16:47:49.650</text:p>
          </table:table-cell>
          <table:table-cell office:value-type="float" office:value="4.01" calcext:value-type="float">
            <text:p>4.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600000" calcext:value-type="float">
            <text:p>59286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6]/[.C186]; 0)" office:value-type="float" office:value="1326.68329177057" calcext:value-type="float">
            <text:p>1326.68329177057</text:p>
          </table:table-cell>
        </table:table-row>
        <table:table-row table:style-name="ro1">
          <table:table-cell office:value-type="string" calcext:value-type="string">
            <text:p>2002-05-23 16:47:50.651</text:p>
          </table:table-cell>
          <table:table-cell office:value-type="string" calcext:value-type="string">
            <text:p>2002-05-23 16:47:55.647</text:p>
          </table:table-cell>
          <table:table-cell office:value-type="float" office:value="4.996" calcext:value-type="float">
            <text:p>4.9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8205" calcext:value-type="float">
            <text:p>5928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7]/[.C187]; 0)" office:value-type="float" office:value="1277.82225780624" calcext:value-type="float">
            <text:p>1277.82225780624</text:p>
          </table:table-cell>
        </table:table-row>
        <table:table-row table:style-name="ro1">
          <table:table-cell office:value-type="string" calcext:value-type="string">
            <text:p>2002-05-23 16:47:56.648</text:p>
          </table:table-cell>
          <table:table-cell office:value-type="string" calcext:value-type="string">
            <text:p>2002-05-23 16:48:00.649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9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8]/[.C188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8:01.650</text:p>
          </table:table-cell>
          <table:table-cell office:value-type="string" calcext:value-type="string">
            <text:p>2002-05-23 16:48:06.641</text:p>
          </table:table-cell>
          <table:table-cell office:value-type="float" office:value="4.991" calcext:value-type="float">
            <text:p>4.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a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9]/[.C189]; 0)" office:value-type="float" office:value="1279.10238429173" calcext:value-type="float">
            <text:p>1279.10238429173</text:p>
          </table:table-cell>
        </table:table-row>
        <table:table-row table:style-name="ro1">
          <table:table-cell office:value-type="string" calcext:value-type="string">
            <text:p>2002-05-23 16:48:07.642</text:p>
          </table:table-cell>
          <table:table-cell office:value-type="string" calcext:value-type="string">
            <text:p>2002-05-23 16:48:11.653</text:p>
          </table:table-cell>
          <table:table-cell office:value-type="float" office:value="4.011" calcext:value-type="float">
            <text:p>4.0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c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0]/[.C190]; 0)" office:value-type="float" office:value="1326.35253054101" calcext:value-type="float">
            <text:p>1326.35253054101</text:p>
          </table:table-cell>
        </table:table-row>
        <table:table-row table:style-name="ro1">
          <table:table-cell office:value-type="string" calcext:value-type="string">
            <text:p>2002-05-23 16:48:12.729</text:p>
          </table:table-cell>
          <table:table-cell office:value-type="string" calcext:value-type="string">
            <text:p>2002-05-23 16:48:17.654</text:p>
          </table:table-cell>
          <table:table-cell office:value-type="float" office:value="4.925" calcext:value-type="float">
            <text:p>4.9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d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1]/[.C191]; 0)" office:value-type="float" office:value="1296.24365482234" calcext:value-type="float">
            <text:p>1296.24365482234</text:p>
          </table:table-cell>
        </table:table-row>
        <table:table-row table:style-name="ro1">
          <table:table-cell office:value-type="string" calcext:value-type="string">
            <text:p>2002-05-23 16:48:18.656</text:p>
          </table:table-cell>
          <table:table-cell office:value-type="string" calcext:value-type="string">
            <text:p>2002-05-23 16:48:23.061</text:p>
          </table:table-cell>
          <table:table-cell office:value-type="float" office:value="4.405" calcext:value-type="float">
            <text:p>4.4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f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2]/[.C192]; 0)" office:value-type="float" office:value="1207.71850170261" calcext:value-type="float">
            <text:p>1207.71850170261</text:p>
          </table:table-cell>
        </table:table-row>
        <table:table-row table:style-name="ro1">
          <table:table-cell office:value-type="string" calcext:value-type="string">
            <text:p>2002-05-23 16:48:24.060</text:p>
          </table:table-cell>
          <table:table-cell office:value-type="string" calcext:value-type="string">
            <text:p>2002-05-23 16:48:28.061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90605" calcext:value-type="float">
            <text:p>5929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3]/[.C193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8:29.062</text:p>
          </table:table-cell>
          <table:table-cell office:value-type="string" calcext:value-type="string">
            <text:p>2002-05-23 16:48:33.087</text:p>
          </table:table-cell>
          <table:table-cell office:value-type="float" office:value="4.025" calcext:value-type="float">
            <text:p>4.0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1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4]/[.C194]; 0)" office:value-type="float" office:value="1321.73913043478" calcext:value-type="float">
            <text:p>1321.73913043478</text:p>
          </table:table-cell>
        </table:table-row>
        <table:table-row table:style-name="ro1">
          <table:table-cell office:value-type="string" calcext:value-type="string">
            <text:p>2002-05-23 16:48:34.089</text:p>
          </table:table-cell>
          <table:table-cell office:value-type="string" calcext:value-type="string">
            <text:p>2002-05-23 16:48:39.0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9200000" calcext:value-type="float">
            <text:p>5929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5]/[.C195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8:40.089</text:p>
          </table:table-cell>
          <table:table-cell office:value-type="string" calcext:value-type="string">
            <text:p>2002-05-23 16:48:44.090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94605" calcext:value-type="float">
            <text:p>5929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6]/[.C196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8:45.090</text:p>
          </table:table-cell>
          <table:table-cell office:value-type="string" calcext:value-type="string">
            <text:p>2002-05-23 16:48:49.092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5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7]/[.C197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8:50.101</text:p>
          </table:table-cell>
          <table:table-cell office:value-type="string" calcext:value-type="string">
            <text:p>2002-05-23 16:48:55.093</text:p>
          </table:table-cell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9600000" calcext:value-type="float">
            <text:p>59296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8]/[.C198]; 0)" office:value-type="float" office:value="1278.84615384615" calcext:value-type="float">
            <text:p>1278.84615384615</text:p>
          </table:table-cell>
        </table:table-row>
        <table:table-row table:style-name="ro1">
          <table:table-cell office:value-type="string" calcext:value-type="string">
            <text:p>2002-05-23 16:48:56.093</text:p>
          </table:table-cell>
          <table:table-cell office:value-type="string" calcext:value-type="string">
            <text:p>2002-05-23 16:49:01.0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98605" calcext:value-type="float">
            <text:p>59298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9]/[.C199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9:02.095</text:p>
          </table:table-cell>
          <table:table-cell office:value-type="string" calcext:value-type="string">
            <text:p>2002-05-23 16:49:06.096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9900000" calcext:value-type="float">
            <text:p>59299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0]/[.C200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9:07.096</text:p>
          </table:table-cell>
          <table:table-cell office:value-type="string" calcext:value-type="string">
            <text:p>2002-05-23 16:49:12.0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b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1]/[.C201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9:13.098</text:p>
          </table:table-cell>
          <table:table-cell office:value-type="string" calcext:value-type="string">
            <text:p>2002-05-23 16:49:17.099</text:p>
          </table:table-cell>
          <table:table-cell office:value-type="float" office:value="4.001" calcext:value-type="float">
            <text:p>4.0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c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2]/[.C202]; 0)" office:value-type="float" office:value="1329.66758310422" calcext:value-type="float">
            <text:p>1329.66758310422</text:p>
          </table:table-cell>
        </table:table-row>
        <table:table-row table:style-name="ro1">
          <table:table-cell office:value-type="string" calcext:value-type="string">
            <text:p>2002-05-23 16:49:18.099</text:p>
          </table:table-cell>
          <table:table-cell office:value-type="string" calcext:value-type="string">
            <text:p>2002-05-23 16:49:19.098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d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28" calcext:value-type="float">
            <text:p>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203]/[.C203]; 0)" office:value-type="float" office:value="2130.13013013013" calcext:value-type="float">
            <text:p>2130.13013013013</text:p>
          </table:table-cell>
        </table:table-row>
        <table:table-row table:style-name="ro1">
          <table:table-cell office:value-type="string" calcext:value-type="string">
            <text:p>2002-05-23 16:49:21.099</text:p>
          </table:table-cell>
          <table:table-cell office:value-type="string" calcext:value-type="string">
            <text:p>2002-05-23 16:49:25.112</text:p>
          </table:table-cell>
          <table:table-cell office:value-type="float" office:value="4.013" calcext:value-type="float">
            <text:p>4.0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ea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4]/[.C204]; 0)" office:value-type="float" office:value="1325.6915026165" calcext:value-type="float">
            <text:p>1325.6915026165</text:p>
          </table:table-cell>
        </table:table-row>
        <table:table-row table:style-name="ro1">
          <table:table-cell office:value-type="string" calcext:value-type="string">
            <text:p>2002-05-23 16:49:26.105</text:p>
          </table:table-cell>
          <table:table-cell office:value-type="string" calcext:value-type="string">
            <text:p>2002-05-23 16:49:30.107</text:p>
          </table:table-cell>
          <table:table-cell office:value-type="float" office:value="4.002" calcext:value-type="float">
            <text:p>4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f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5]/[.C205]; 0)" office:value-type="float" office:value="1329.33533233383" calcext:value-type="float">
            <text:p>1329.33533233383</text:p>
          </table:table-cell>
        </table:table-row>
        <table:table-row table:style-name="ro1">
          <table:table-cell office:value-type="string" calcext:value-type="string">
            <text:p>2002-05-23 16:49:31.108</text:p>
          </table:table-cell>
          <table:table-cell office:value-type="string" calcext:value-type="string">
            <text:p>2002-05-23 16:49:35.141</text:p>
          </table:table-cell>
          <table:table-cell office:value-type="float" office:value="4.033" calcext:value-type="float">
            <text:p>4.0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a1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6]/[.C206]; 0)" office:value-type="float" office:value="1319.11728242003" calcext:value-type="float">
            <text:p>1319.11728242003</text:p>
          </table:table-cell>
        </table:table-row>
        <table:table-row table:style-name="ro1">
          <table:table-cell office:value-type="string" calcext:value-type="string">
            <text:p>2002-05-23 16:49:36.140</text:p>
          </table:table-cell>
          <table:table-cell office:value-type="string" calcext:value-type="string">
            <text:p>2002-05-23 16:49:41.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a2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7]/[.C207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9:42.141</text:p>
          </table:table-cell>
          <table:table-cell office:value-type="string" calcext:value-type="string">
            <text:p>2002-05-23 16:49:46.160</text:p>
          </table:table-cell>
          <table:table-cell office:value-type="float" office:value="4.019" calcext:value-type="float">
            <text:p>4.0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a3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8]/[.C208]; 0)" office:value-type="float" office:value="1323.71236626026" calcext:value-type="float">
            <text:p>1323.71236626026</text:p>
          </table:table-cell>
        </table:table-row>
        <table:table-row table:style-name="ro1">
          <table:table-cell office:value-type="string" calcext:value-type="string">
            <text:p>2002-05-23 16:49:47.161</text:p>
          </table:table-cell>
          <table:table-cell office:value-type="string" calcext:value-type="string">
            <text:p>2002-05-23 16:49:51.1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a5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9]/[.C209]; 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2002-05-23 16:49:52.162</text:p>
          </table:table-cell>
          <table:table-cell office:value-type="string" calcext:value-type="string">
            <text:p>2002-05-23 16:49:57.1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a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84" calcext:value-type="float">
            <text:p>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10]/[.C210]; 0)" office:value-type="float" office:value="1276.8" calcext:value-type="float">
            <text:p>1276.8</text:p>
          </table:table-cell>
        </table:table-row>
        <table:table-row table:style-name="ro1">
          <table:table-cell office:value-type="string" calcext:value-type="string">
            <text:p>2002-05-23 16:49:58.162</text:p>
          </table:table-cell>
          <table:table-cell office:value-type="string" calcext:value-type="string">
            <text:p>2002-05-23 16:50:01.164</text:p>
          </table:table-cell>
          <table:table-cell office:value-type="float" office:value="3.002" calcext:value-type="float">
            <text:p>3.0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a7e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of </text:p>
          </table:table-cell>
          <table:table-cell table:formula="of:=IFERROR([.S211]/[.C211]; 0)" office:value-type="float" office:value="1417.72151898734" calcext:value-type="float">
            <text:p>1417.72151898734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2]/[.C21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3]/[.C21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4]/[.C21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5]/[.C21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6]/[.C21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7]/[.C21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8]/[.C21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19]/[.C21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0]/[.C22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1]/[.C22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2]/[.C22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3]/[.C22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4]/[.C22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5]/[.C22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6]/[.C22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7]/[.C22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8]/[.C22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29]/[.C22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0]/[.C23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1]/[.C23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2]/[.C23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3]/[.C23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4]/[.C23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5]/[.C23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6]/[.C23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7]/[.C23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8]/[.C23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39]/[.C23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0]/[.C24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1]/[.C24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2]/[.C24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3]/[.C24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4]/[.C24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5]/[.C24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6]/[.C24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7]/[.C24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8]/[.C24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49]/[.C24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0]/[.C25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1]/[.C25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2]/[.C25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3]/[.C25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4]/[.C25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5]/[.C25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6]/[.C25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7]/[.C25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8]/[.C25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59]/[.C25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0]/[.C26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1]/[.C26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2]/[.C26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3]/[.C26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4]/[.C26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5]/[.C26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6]/[.C26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7]/[.C26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8]/[.C26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69]/[.C26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0]/[.C27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1]/[.C27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2]/[.C27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3]/[.C27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4]/[.C27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5]/[.C27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6]/[.C27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7]/[.C27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8]/[.C27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79]/[.C27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0]/[.C28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1]/[.C28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2]/[.C28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3]/[.C28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4]/[.C28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5]/[.C28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6]/[.C28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7]/[.C28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8]/[.C28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89]/[.C28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0]/[.C290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1]/[.C291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2]/[.C292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3]/[.C293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4]/[.C294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5]/[.C295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6]/[.C296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7]/[.C297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8]/[.C298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299]/[.C299]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0"/>
          <table:table-cell table:formula="of:=IFERROR([.S300]/[.C300]; 0)" office:value-type="float" office:value="0" calcext:value-type="float">
            <text:p>0</text:p>
          </table:table-cell>
        </table:table-row>
      </table:table>
      <table:table table:name="Ma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ce11"/>
        <table:table-row table:style-name="ro1">
          <table:table-cell table:style-name="ce11" office:value-type="string" calcext:value-type="string">
            <text:p>Number of flow records</text:p>
          </table:table-cell>
          <table:table-cell table:style-name="ce13" table:formula="of:=COUNTA([.B13:.B300])" office:value-type="float" office:value="18" calcext:value-type="float">
            <text:p>18.00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11" office:value-type="string" calcext:value-type="string">
            <text:p>Average duration</text:p>
          </table:table-cell>
          <table:table-cell table:style-name="ce13" table:formula="of:=AVERAGE([.C13:.C300])" office:value-type="float" office:value="57.9349444444444" calcext:value-type="float">
            <text:p>57.93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11" office:value-type="string" calcext:value-type="string">
            <text:p>Average packet count</text:p>
          </table:table-cell>
          <table:table-cell table:style-name="ce13" table:formula="of:=AVERAGE([.R13:.R300])" office:value-type="float" office:value="70.2222222222222" calcext:value-type="float">
            <text:p>70.22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11" office:value-type="string" calcext:value-type="string">
            <text:p>Average bytes</text:p>
          </table:table-cell>
          <table:table-cell table:style-name="ce13" table:formula="of:=AVERAGE([.S13:.S300])" office:value-type="float" office:value="55888.5" calcext:value-type="float">
            <text:p>55888.50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11" office:value-type="string" calcext:value-type="string">
            <text:p>Average traffic rate</text:p>
          </table:table-cell>
          <table:table-cell table:style-name="ce13" table:formula="of:=SUM([.W13:.W300])/[.B1]" office:value-type="float" office:value="953.825888369936" calcext:value-type="float">
            <text:p>953.83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11" office:value-type="string" calcext:value-type="string">
            <text:p>Peak 128.160.78.76</text:p>
          </table:table-cell>
          <table:table-cell table:style-name="ce13" table:formula="of:=MAX([.W13:.W15])" office:value-type="float" office:value="541.436741246112" calcext:value-type="float">
            <text:p>541.44</text:p>
          </table:table-cell>
          <table:table-cell table:number-columns-repeated="20"/>
          <table:table-cell table:style-name="Default"/>
        </table:table-row>
        <table:table-row table:style-name="ro1">
          <table:table-cell table:style-name="ce11" office:value-type="string" calcext:value-type="string">
            <text:p>Peak 128.170.241.107</text:p>
          </table:table-cell>
          <table:table-cell table:style-name="ce14" table:formula="of:=MAX([.W16:.W30])" office:value-type="float" office:value="1099.26663618041" calcext:value-type="float">
            <text:p>1099.27</text:p>
          </table:table-cell>
          <table:table-cell table:number-columns-repeated="20"/>
          <table:table-cell table:style-name="Default"/>
        </table:table-row>
        <table:table-row table:style-name="ro1" table:number-rows-repeated="4">
          <table:table-cell table:number-columns-repeated="22"/>
          <table:table-cell table:style-name="ce15"/>
        </table:table-row>
        <table:table-row table:style-name="ro1">
          <table:table-cell office:value-type="string" calcext:value-type="string">
            <text:p>start-time <text:s text:c="12"/></text:p>
          </table:table-cell>
          <table:table-cell office:value-type="string" calcext:value-type="string">
            <text:p>end-time <text:s text:c="14"/>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tt <text:s text:c="4"/>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sip <text:s text:c="34"/></text:p>
          </table:table-cell>
          <table:table-cell office:value-type="string" calcext:value-type="string">
            <text:p>sp <text:s text:c="2"/></text:p>
          </table:table-cell>
          <table:table-cell office:value-type="string" calcext:value-type="string">
            <text:p>dip <text:s text:c="36"/></text:p>
          </table:table-cell>
          <table:table-cell office:value-type="string" calcext:value-type="string">
            <text:p>dp <text:s text:c="2"/></text:p>
          </table:table-cell>
          <table:table-cell office:value-type="string" calcext:value-type="string">
            <text:p>iflags <text:s/></text:p>
          </table:table-cell>
          <table:table-cell office:value-type="string" calcext:value-type="string">
            <text:p>uflags <text:s/></text:p>
          </table:table-cell>
          <table:table-cell office:value-type="string" calcext:value-type="string">
            <text:p>riflags </text:p>
          </table:table-cell>
          <table:table-cell office:value-type="string" calcext:value-type="string">
            <text:p>ruflags </text:p>
          </table:table-cell>
          <table:table-cell office:value-type="string" calcext:value-type="string">
            <text:p>isn <text:s text:c="4"/></text:p>
          </table:table-cell>
          <table:table-cell office:value-type="string" calcext:value-type="string">
            <text:p>risn <text:s text:c="3"/>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rtag</text:p>
          </table:table-cell>
          <table:table-cell office:value-type="string" calcext:value-type="string">
            <text:p>pkt <text:s text:c="3"/></text:p>
          </table:table-cell>
          <table:table-cell office:value-type="string" calcext:value-type="string">
            <text:p>oct <text:s text:c="4"/></text:p>
          </table:table-cell>
          <table:table-cell office:value-type="string" calcext:value-type="string">
            <text:p>rpkt <text:s text:c="3"/></text:p>
          </table:table-cell>
          <table:table-cell office:value-type="string" calcext:value-type="string">
            <text:p>roct <text:s text:c="3"/></text:p>
          </table:table-cell>
          <table:table-cell office:value-type="string" calcext:value-type="string">
            <text:p>end-reason</text:p>
          </table:table-cell>
          <table:table-cell office:value-type="string" calcext:value-type="string">
            <text:p>traffic rate</text:p>
          </table:table-cell>
        </table:table-row>
        <table:table-row table:style-name="ro1">
          <table:table-cell table:style-name="ce12" office:value-type="string" calcext:value-type="string">
            <text:p>2002-05-23 16:38:39.912</text:p>
          </table:table-cell>
          <table:table-cell table:style-name="ce12" office:value-type="string" calcext:value-type="string">
            <text:p>2002-05-23 16:39:39.796</text:p>
          </table:table-cell>
          <table:table-cell office:value-type="float" office:value="59.884" calcext:value-type="float">
            <text:p>59.8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<text:s text:c="6"/>ES</text:p>
          </table:table-cell>
          <table:table-cell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0d8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9224" calcext:value-type="float">
            <text:p>1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3]/[.C13]; 0)" office:value-type="float" office:value="321.020639903814" calcext:value-type="float">
            <text:p>321.020639903814</text:p>
          </table:table-cell>
        </table:table-row>
        <table:table-row table:style-name="ro1">
          <table:table-cell table:style-name="ce12" office:value-type="string" calcext:value-type="string">
            <text:p>2002-05-23 16:39:40.094</text:p>
          </table:table-cell>
          <table:table-cell table:style-name="ce12" office:value-type="string" calcext:value-type="string">
            <text:p>2002-05-23 16:40:39.896</text:p>
          </table:table-cell>
          <table:table-cell office:value-type="float" office:value="59.802" calcext:value-type="float">
            <text:p>59.8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453a9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2379" calcext:value-type="float">
            <text:p>3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4]/[.C14]; 0)" office:value-type="float" office:value="541.436741246112" calcext:value-type="float">
            <text:p>541.436741246112</text:p>
          </table:table-cell>
        </table:table-row>
        <table:table-row table:style-name="ro1">
          <table:table-cell table:style-name="ce12" office:value-type="string" calcext:value-type="string">
            <text:p>2002-05-23 16:40:40.139</text:p>
          </table:table-cell>
          <table:table-cell table:style-name="ce12" office:value-type="string" calcext:value-type="string">
            <text:p>2002-05-23 16:41:18.546</text:p>
          </table:table-cell>
          <table:table-cell office:value-type="float" office:value="38.407" calcext:value-type="float">
            <text:p>38.4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7"/>128.160.78.76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<text:s text:c="25"/>138.212.185.188</text:p>
          </table:table-cell>
          <table:table-cell office:value-type="float" office:value="6699" calcext:value-type="float">
            <text:p>6699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47" calcext:value-type="float">
            <text:p>459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814" calcext:value-type="float">
            <text:p>1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dle </text:p>
          </table:table-cell>
          <table:table-cell table:formula="of:=IFERROR([.S15]/[.C15]; 0)" office:value-type="float" office:value="359.67401775718" calcext:value-type="float">
            <text:p>359.67401775718</text:p>
          </table:table-cell>
        </table:table-row>
        <table:table-row table:style-name="ro1">
          <table:table-cell table:style-name="ce12" office:value-type="string" calcext:value-type="string">
            <text:p>2002-05-23 16:35:02.396</text:p>
          </table:table-cell>
          <table:table-cell table:style-name="ce12" office:value-type="string" calcext:value-type="string">
            <text:p>2002-05-23 16:36:01.413</text:p>
          </table:table-cell>
          <table:table-cell office:value-type="float" office:value="59.017" calcext:value-type="float">
            <text:p>59.0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c8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3840" calcext:value-type="float">
            <text:p>63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6]/[.C16]; 0)" office:value-type="float" office:value="1081.72221563278" calcext:value-type="float">
            <text:p>1081.72221563278</text:p>
          </table:table-cell>
        </table:table-row>
        <table:table-row table:style-name="ro1">
          <table:table-cell table:style-name="ce12" office:value-type="string" calcext:value-type="string">
            <text:p>2002-05-23 16:36:02.414</text:p>
          </table:table-cell>
          <table:table-cell table:style-name="ce12" office:value-type="string" calcext:value-type="string">
            <text:p>2002-05-23 16:37:01.450</text:p>
          </table:table-cell>
          <table:table-cell office:value-type="float" office:value="59.036" calcext:value-type="float">
            <text:p>59.0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d7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648" calcext:value-type="float">
            <text:p>6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7]/[.C17]; 0)" office:value-type="float" office:value="1027.30537299275" calcext:value-type="float">
            <text:p>1027.30537299275</text:p>
          </table:table-cell>
        </table:table-row>
        <table:table-row table:style-name="ro1">
          <table:table-cell table:style-name="ce12" office:value-type="string" calcext:value-type="string">
            <text:p>2002-05-23 16:37:02.450</text:p>
          </table:table-cell>
          <table:table-cell table:style-name="ce12" office:value-type="string" calcext:value-type="string">
            <text:p>2002-05-23 16:38:01.45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string" calcext:value-type="string">
            <text:p>591e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8]/[.C18]; 0)" office:value-type="float" office:value="1064" calcext:value-type="float">
            <text:p>1064</text:p>
          </table:table-cell>
        </table:table-row>
        <table:table-row table:style-name="ro1">
          <table:table-cell table:style-name="ce12" office:value-type="string" calcext:value-type="string">
            <text:p>2002-05-23 16:38:02.458</text:p>
          </table:table-cell>
          <table:table-cell table:style-name="ce12" office:value-type="string" calcext:value-type="string">
            <text:p>2002-05-23 16:39:01.465</text:p>
          </table:table-cell>
          <table:table-cell office:value-type="float" office:value="59.007" calcext:value-type="float">
            <text:p>59.0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1f5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3840" calcext:value-type="float">
            <text:p>63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19]/[.C19]; 0)" office:value-type="float" office:value="1081.90553663125" calcext:value-type="float">
            <text:p>1081.90553663125</text:p>
          </table:table-cell>
        </table:table-row>
        <table:table-row table:style-name="ro1">
          <table:table-cell table:style-name="ce12" office:value-type="string" calcext:value-type="string">
            <text:p>2002-05-23 16:39:02.466</text:p>
          </table:table-cell>
          <table:table-cell table:style-name="ce12" office:value-type="string" calcext:value-type="string">
            <text:p>2002-05-23 16:40:01.928</text:p>
          </table:table-cell>
          <table:table-cell office:value-type="float" office:value="59.462" calcext:value-type="float">
            <text:p>59.4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04605" calcext:value-type="float">
            <text:p>5920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0]/[.C20]; 0)" office:value-type="float" office:value="1055.73307322323" calcext:value-type="float">
            <text:p>1055.73307322323</text:p>
          </table:table-cell>
        </table:table-row>
        <table:table-row table:style-name="ro1">
          <table:table-cell table:style-name="ce12" office:value-type="string" calcext:value-type="string">
            <text:p>2002-05-23 16:40:02.942</text:p>
          </table:table-cell>
          <table:table-cell table:style-name="ce12" office:value-type="string" calcext:value-type="string">
            <text:p>2002-05-23 16:41:01.985</text:p>
          </table:table-cell>
          <table:table-cell office:value-type="float" office:value="59.043" calcext:value-type="float">
            <text:p>59.0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13605" calcext:value-type="float">
            <text:p>59213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4904" calcext:value-type="float">
            <text:p>6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1]/[.C21]; 0)" office:value-type="float" office:value="1099.26663618041" calcext:value-type="float">
            <text:p>1099.26663618041</text:p>
          </table:table-cell>
        </table:table-row>
        <table:table-row table:style-name="ro1">
          <table:table-cell table:style-name="ce12" office:value-type="string" calcext:value-type="string">
            <text:p>2002-05-23 16:41:02.986</text:p>
          </table:table-cell>
          <table:table-cell table:style-name="ce12" office:value-type="string" calcext:value-type="string">
            <text:p>2002-05-23 16:42:02.168</text:p>
          </table:table-cell>
          <table:table-cell office:value-type="float" office:value="59.182" calcext:value-type="float">
            <text:p>59.1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22605" calcext:value-type="float">
            <text:p>59222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1712" calcext:value-type="float">
            <text:p>6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2]/[.C22]; 0)" office:value-type="float" office:value="1042.7494846406" calcext:value-type="float">
            <text:p>1042.7494846406</text:p>
          </table:table-cell>
        </table:table-row>
        <table:table-row table:style-name="ro1">
          <table:table-cell table:style-name="ce12" office:value-type="string" calcext:value-type="string">
            <text:p>2002-05-23 16:42:03.169</text:p>
          </table:table-cell>
          <table:table-cell table:style-name="ce12" office:value-type="string" calcext:value-type="string">
            <text:p>2002-05-23 16:43:02.362</text:p>
          </table:table-cell>
          <table:table-cell office:value-type="float" office:value="59.193" calcext:value-type="float">
            <text:p>59.1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31605" calcext:value-type="float">
            <text:p>59231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3840" calcext:value-type="float">
            <text:p>63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3]/[.C23]; 0)" office:value-type="float" office:value="1078.50590441437" calcext:value-type="float">
            <text:p>1078.50590441437</text:p>
          </table:table-cell>
        </table:table-row>
        <table:table-row table:style-name="ro1">
          <table:table-cell table:style-name="ce12" office:value-type="string" calcext:value-type="string">
            <text:p>2002-05-23 16:43:03.363</text:p>
          </table:table-cell>
          <table:table-cell table:style-name="ce12" office:value-type="string" calcext:value-type="string">
            <text:p>2002-05-23 16:44:02.408</text:p>
          </table:table-cell>
          <table:table-cell office:value-type="float" office:value="59.045" calcext:value-type="float">
            <text:p>59.0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40605" calcext:value-type="float">
            <text:p>5924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4]/[.C24]; 0)" office:value-type="float" office:value="1063.18909306461" calcext:value-type="float">
            <text:p>1063.18909306461</text:p>
          </table:table-cell>
        </table:table-row>
        <table:table-row table:style-name="ro1">
          <table:table-cell table:style-name="ce12" office:value-type="string" calcext:value-type="string">
            <text:p>2002-05-23 16:44:03.409</text:p>
          </table:table-cell>
          <table:table-cell table:style-name="ce12" office:value-type="string" calcext:value-type="string">
            <text:p>2002-05-23 16:45:02.474</text:p>
          </table:table-cell>
          <table:table-cell office:value-type="float" office:value="59.065" calcext:value-type="float">
            <text:p>59.0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4f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5]/[.C25]; 0)" office:value-type="float" office:value="1062.82908659951" calcext:value-type="float">
            <text:p>1062.82908659951</text:p>
          </table:table-cell>
        </table:table-row>
        <table:table-row table:style-name="ro1">
          <table:table-cell table:style-name="ce12" office:value-type="string" calcext:value-type="string">
            <text:p>2002-05-23 16:45:03.476</text:p>
          </table:table-cell>
          <table:table-cell table:style-name="ce12" office:value-type="string" calcext:value-type="string">
            <text:p>2002-05-23 16:46:02.554</text:p>
          </table:table-cell>
          <table:table-cell office:value-type="float" office:value="59.078" calcext:value-type="float">
            <text:p>59.0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string" calcext:value-type="string">
            <text:p>5925e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648" calcext:value-type="float">
            <text:p>6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6]/[.C26]; 0)" office:value-type="float" office:value="1026.57503639257" calcext:value-type="float">
            <text:p>1026.57503639257</text:p>
          </table:table-cell>
        </table:table-row>
        <table:table-row table:style-name="ro1">
          <table:table-cell table:style-name="ce12" office:value-type="string" calcext:value-type="string">
            <text:p>2002-05-23 16:46:03.554</text:p>
          </table:table-cell>
          <table:table-cell table:style-name="ce12" office:value-type="string" calcext:value-type="string">
            <text:p>2002-05-23 16:47:02.598</text:p>
          </table:table-cell>
          <table:table-cell office:value-type="float" office:value="59.044" calcext:value-type="float">
            <text:p>59.0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6d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7]/[.C27]; 0)" office:value-type="float" office:value="1063.20709978999" calcext:value-type="float">
            <text:p>1063.20709978999</text:p>
          </table:table-cell>
        </table:table-row>
        <table:table-row table:style-name="ro1">
          <table:table-cell table:style-name="ce12" office:value-type="string" calcext:value-type="string">
            <text:p>2002-05-23 16:47:03.598</text:p>
          </table:table-cell>
          <table:table-cell table:style-name="ce12" office:value-type="string" calcext:value-type="string">
            <text:p>2002-05-23 16:48:02.640</text:p>
          </table:table-cell>
          <table:table-cell office:value-type="float" office:value="59.042" calcext:value-type="float">
            <text:p>59.0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7c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8]/[.C28]; 0)" office:value-type="float" office:value="1063.24311507063" calcext:value-type="float">
            <text:p>1063.24311507063</text:p>
          </table:table-cell>
        </table:table-row>
        <table:table-row table:style-name="ro1">
          <table:table-cell table:style-name="ce12" office:value-type="string" calcext:value-type="string">
            <text:p>2002-05-23 16:48:03.641</text:p>
          </table:table-cell>
          <table:table-cell table:style-name="ce12" office:value-type="string" calcext:value-type="string">
            <text:p>2002-05-23 16:49:03.094</text:p>
          </table:table-cell>
          <table:table-cell office:value-type="float" office:value="59.453" calcext:value-type="float">
            <text:p>59.4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8b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3840" calcext:value-type="float">
            <text:p>63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ve </text:p>
          </table:table-cell>
          <table:table-cell table:formula="of:=IFERROR([.S29]/[.C29]; 0)" office:value-type="float" office:value="1073.78937984627" calcext:value-type="float">
            <text:p>1073.78937984627</text:p>
          </table:table-cell>
        </table:table-row>
        <table:table-row table:style-name="ro1">
          <table:table-cell table:style-name="ce12" office:value-type="string" calcext:value-type="string">
            <text:p>2002-05-23 16:49:04.095</text:p>
          </table:table-cell>
          <table:table-cell table:style-name="ce12" office:value-type="string" calcext:value-type="string">
            <text:p>2002-05-23 16:50:01.164</text:p>
          </table:table-cell>
          <table:table-cell office:value-type="float" office:value="57.069" calcext:value-type="float">
            <text:p>57.0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5"/>128.170.241.107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<text:s text:c="26"/>138.212.191.37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string" calcext:value-type="string">
            <text:p><text:s text:c="5"/>E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29a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648" calcext:value-type="float">
            <text:p>6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of </text:p>
          </table:table-cell>
          <table:table-cell table:formula="of:=IFERROR([.S30]/[.C30]; 0)" office:value-type="float" office:value="1062.71355727278" calcext:value-type="float">
            <text:p>1062.71355727278</text:p>
          </table:table-cell>
        </table:table-row>
        <table:table-row table:style-name="ro1">
          <table:table-cell table:number-columns-repeated="22"/>
          <table:table-cell table:formula="of:=IFERROR([.S31]/[.C3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2]/[.C3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3]/[.C3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4]/[.C3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5]/[.C3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6]/[.C3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7]/[.C3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8]/[.C3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9]/[.C3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0]/[.C4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1]/[.C4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2]/[.C4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3]/[.C4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4]/[.C4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5]/[.C4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6]/[.C4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7]/[.C4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8]/[.C4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49]/[.C4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0]/[.C5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1]/[.C5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2]/[.C5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3]/[.C5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4]/[.C5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5]/[.C5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6]/[.C5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7]/[.C5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8]/[.C5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59]/[.C5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0]/[.C6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1]/[.C6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2]/[.C6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3]/[.C6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4]/[.C6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5]/[.C6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6]/[.C6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7]/[.C6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8]/[.C6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69]/[.C6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0]/[.C7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1]/[.C7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2]/[.C7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3]/[.C7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4]/[.C7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5]/[.C7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6]/[.C7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7]/[.C7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8]/[.C7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79]/[.C7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0]/[.C8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1]/[.C8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2]/[.C8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3]/[.C8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4]/[.C8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5]/[.C8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6]/[.C8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7]/[.C8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8]/[.C8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89]/[.C8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0]/[.C9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1]/[.C9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2]/[.C9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3]/[.C9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4]/[.C9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5]/[.C9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6]/[.C9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7]/[.C9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8]/[.C9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99]/[.C9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0]/[.C10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1]/[.C10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2]/[.C10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3]/[.C10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4]/[.C10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5]/[.C10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6]/[.C10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7]/[.C10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8]/[.C10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09]/[.C10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0]/[.C11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1]/[.C11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2]/[.C11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3]/[.C11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4]/[.C11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5]/[.C11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6]/[.C11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7]/[.C11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8]/[.C11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19]/[.C11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0]/[.C12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1]/[.C12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2]/[.C12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3]/[.C12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4]/[.C12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5]/[.C12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6]/[.C12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7]/[.C12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8]/[.C12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29]/[.C12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0]/[.C13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1]/[.C13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2]/[.C13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3]/[.C13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4]/[.C13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5]/[.C13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6]/[.C13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7]/[.C13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8]/[.C13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39]/[.C13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0]/[.C14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1]/[.C14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2]/[.C14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3]/[.C14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4]/[.C14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5]/[.C14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6]/[.C14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7]/[.C14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8]/[.C14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49]/[.C14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0]/[.C15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1]/[.C15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2]/[.C15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3]/[.C15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4]/[.C15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5]/[.C15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6]/[.C15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7]/[.C15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8]/[.C15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59]/[.C15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0]/[.C16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1]/[.C16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2]/[.C16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3]/[.C16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4]/[.C16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5]/[.C16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6]/[.C16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7]/[.C16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8]/[.C16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69]/[.C16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0]/[.C17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1]/[.C17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2]/[.C17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3]/[.C17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4]/[.C17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5]/[.C17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6]/[.C17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7]/[.C17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8]/[.C17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79]/[.C17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0]/[.C18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1]/[.C18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2]/[.C18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3]/[.C18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4]/[.C18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5]/[.C18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6]/[.C18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7]/[.C18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8]/[.C18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89]/[.C18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0]/[.C19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1]/[.C19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2]/[.C19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3]/[.C19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4]/[.C19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5]/[.C19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6]/[.C19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7]/[.C19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8]/[.C19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199]/[.C19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0]/[.C20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1]/[.C20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2]/[.C20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3]/[.C20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4]/[.C20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5]/[.C20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6]/[.C20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7]/[.C20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8]/[.C20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09]/[.C20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0]/[.C21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1]/[.C21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2]/[.C21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3]/[.C21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4]/[.C21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5]/[.C21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6]/[.C21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7]/[.C21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8]/[.C21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19]/[.C21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0]/[.C22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1]/[.C22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2]/[.C22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3]/[.C22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4]/[.C22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5]/[.C22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6]/[.C22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7]/[.C22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8]/[.C22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29]/[.C22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0]/[.C23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1]/[.C23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2]/[.C23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3]/[.C23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4]/[.C23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5]/[.C23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6]/[.C23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7]/[.C23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8]/[.C23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39]/[.C23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0]/[.C24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1]/[.C24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2]/[.C24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3]/[.C24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4]/[.C24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5]/[.C24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6]/[.C24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7]/[.C24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8]/[.C24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49]/[.C24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0]/[.C25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1]/[.C25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2]/[.C25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3]/[.C25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4]/[.C25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5]/[.C25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6]/[.C25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7]/[.C25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8]/[.C25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59]/[.C25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0]/[.C26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1]/[.C26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2]/[.C26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3]/[.C26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4]/[.C26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5]/[.C26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6]/[.C26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7]/[.C26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8]/[.C26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69]/[.C26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0]/[.C27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1]/[.C27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2]/[.C27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3]/[.C27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4]/[.C27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5]/[.C27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6]/[.C27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7]/[.C27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8]/[.C27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79]/[.C27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0]/[.C28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1]/[.C28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2]/[.C28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3]/[.C28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4]/[.C28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5]/[.C28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6]/[.C28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7]/[.C28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8]/[.C28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89]/[.C28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0]/[.C290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1]/[.C291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2]/[.C292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3]/[.C293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4]/[.C294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5]/[.C295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6]/[.C296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7]/[.C297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8]/[.C298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299]/[.C299]; 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table:formula="of:=IFERROR([.S300]/[.C300]; 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Omar.A12:Omar.V25">
          <table:sort>
            <table:sort-by table:field-number="5" table:data-type="automatic"/>
          </table:sort>
        </table:database-range>
        <table:database-range table:name="__Anonymous_Sheet_DB__1" table:target-range-address="Pawel.A12:Pawel.V25">
          <table:sort>
            <table:sort-by table:field-number="5" table:data-type="automatic"/>
          </table:sort>
        </table:database-range>
        <table:database-range table:name="__Anonymous_Sheet_DB__2" table:target-range-address="Masa.A12:Masa.V2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7:39:29.304708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17:41:02.835664798</dc:date>
    <meta:editing-duration>PT1H9M23S</meta:editing-duration>
    <meta:editing-cycles>9</meta:editing-cycles>
    <meta:generator>LibreOffice/5.3.1.2$Linux_X86_64 LibreOffice_project/30m0$Build-2</meta:generator>
    <meta:document-statistic meta:table-count="3" meta:cell-count="5969" meta:object-count="0"/>
  </office:meta>
</office:document-meta>
</file>